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96in" svg:height="3.5453in" svg:x="1.0339in" svg:y="4.4024in">
            <draw:object draw:notify-on-update-of-ranges="results.A3:results.A3 results.A4:results.A18 results.B3:results.B3 results.B4:results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49in" svg:x="7.9799in" svg:y="4.3921in">
            <draw:object draw:notify-on-update-of-ranges="results.A3:results.A3 results.A4:results.A18 results.BM3:results.BM3 results.BM4:results.BM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28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Clock frequency is approx. 1800.2 MHz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emory mountain (MB/sec)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s35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9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2</text:p>
          </table:table-cell>
          <table:table-cell office:value-type="string" calcext:value-type="string">
            <text:p>s43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s45</text:p>
          </table:table-cell>
          <table:table-cell office:value-type="string" calcext:value-type="string">
            <text:p>s46</text:p>
          </table:table-cell>
          <table:table-cell office:value-type="string" calcext:value-type="string">
            <text:p>s47</text:p>
          </table:table-cell>
          <table:table-cell office:value-type="string" calcext:value-type="string">
            <text:p>s48</text:p>
          </table:table-cell>
          <table:table-cell office:value-type="string" calcext:value-type="string">
            <text:p>s49</text:p>
          </table:table-cell>
          <table:table-cell office:value-type="string" calcext:value-type="string">
            <text:p>s50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s54</text:p>
          </table:table-cell>
          <table:table-cell office:value-type="string" calcext:value-type="string">
            <text:p>s55</text:p>
          </table:table-cell>
          <table:table-cell office:value-type="string" calcext:value-type="string">
            <text:p>s56</text:p>
          </table:table-cell>
          <table:table-cell office:value-type="string" calcext:value-type="string">
            <text:p>s57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s59</text:p>
          </table:table-cell>
          <table:table-cell office:value-type="string" calcext:value-type="string">
            <text:p>s60</text:p>
          </table:table-cell>
          <table:table-cell office:value-type="string" calcext:value-type="string">
            <text:p>s61</text:p>
          </table:table-cell>
          <table:table-cell office:value-type="string" calcext:value-type="string">
            <text:p>s62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s64</text:p>
          </table:table-cell>
        </table:table-row>
        <table:table-row table:style-name="ro1">
          <table:table-cell office:value-type="string" calcext:value-type="string">
            <text:p>32m</text:p>
          </table:table-cell>
          <table:table-cell office:value-type="float" office:value="5431.1" calcext:value-type="float">
            <text:p>5431.1</text:p>
          </table:table-cell>
          <table:table-cell office:value-type="float" office:value="5088.6" calcext:value-type="float">
            <text:p>5088.6</text:p>
          </table:table-cell>
          <table:table-cell office:value-type="float" office:value="4660.8" calcext:value-type="float">
            <text:p>4660.8</text:p>
          </table:table-cell>
          <table:table-cell office:value-type="float" office:value="4000.2" calcext:value-type="float">
            <text:p>4000.2</text:p>
          </table:table-cell>
          <table:table-cell office:value-type="float" office:value="3370.2" calcext:value-type="float">
            <text:p>3370.2</text:p>
          </table:table-cell>
          <table:table-cell office:value-type="float" office:value="2809.2" calcext:value-type="float">
            <text:p>2809.2</text:p>
          </table:table-cell>
          <table:table-cell office:value-type="float" office:value="2336.9" calcext:value-type="float">
            <text:p>2336.9</text:p>
          </table:table-cell>
          <table:table-cell office:value-type="float" office:value="2007" calcext:value-type="float">
            <text:p>2007</text:p>
          </table:table-cell>
          <table:table-cell office:value-type="float" office:value="1397.7" calcext:value-type="float">
            <text:p>1397.7</text:p>
          </table:table-cell>
          <table:table-cell office:value-type="float" office:value="1332.1" calcext:value-type="float">
            <text:p>1332.1</text:p>
          </table:table-cell>
          <table:table-cell office:value-type="float" office:value="1032.6" calcext:value-type="float">
            <text:p>1032.6</text:p>
          </table:table-cell>
          <table:table-cell office:value-type="float" office:value="1036.5" calcext:value-type="float">
            <text:p>1036.5</text:p>
          </table:table-cell>
          <table:table-cell office:value-type="float" office:value="940.2" calcext:value-type="float">
            <text:p>940.2</text:p>
          </table:table-cell>
          <table:table-cell office:value-type="float" office:value="912.2" calcext:value-type="float">
            <text:p>912.2</text:p>
          </table:table-cell>
          <table:table-cell office:value-type="float" office:value="816" calcext:value-type="float">
            <text:p>816</text:p>
          </table:table-cell>
          <table:table-cell office:value-type="float" office:value="740.8" calcext:value-type="float">
            <text:p>740.8</text:p>
          </table:table-cell>
          <table:table-cell office:value-type="float" office:value="1120.9" calcext:value-type="float">
            <text:p>1120.9</text:p>
          </table:table-cell>
          <table:table-cell office:value-type="float" office:value="693.1" calcext:value-type="float">
            <text:p>693.1</text:p>
          </table:table-cell>
          <table:table-cell office:value-type="float" office:value="639.1" calcext:value-type="float">
            <text:p>639.1</text:p>
          </table:table-cell>
          <table:table-cell office:value-type="float" office:value="626.9" calcext:value-type="float">
            <text:p>626.9</text:p>
          </table:table-cell>
          <table:table-cell office:value-type="float" office:value="645" calcext:value-type="float">
            <text:p>645</text:p>
          </table:table-cell>
          <table:table-cell office:value-type="float" office:value="796.5" calcext:value-type="float">
            <text:p>796.5</text:p>
          </table:table-cell>
          <table:table-cell office:value-type="float" office:value="695.3" calcext:value-type="float">
            <text:p>695.3</text:p>
          </table:table-cell>
          <table:table-cell office:value-type="float" office:value="740.1" calcext:value-type="float">
            <text:p>740.1</text:p>
          </table:table-cell>
          <table:table-cell office:value-type="float" office:value="754" calcext:value-type="float">
            <text:p>754</text:p>
          </table:table-cell>
          <table:table-cell office:value-type="float" office:value="801.4" calcext:value-type="float">
            <text:p>801.4</text:p>
          </table:table-cell>
          <table:table-cell office:value-type="float" office:value="821.3" calcext:value-type="float">
            <text:p>821.3</text:p>
          </table:table-cell>
          <table:table-cell office:value-type="float" office:value="811.9" calcext:value-type="float">
            <text:p>811.9</text:p>
          </table:table-cell>
          <table:table-cell office:value-type="float" office:value="818" calcext:value-type="float">
            <text:p>818</text:p>
          </table:table-cell>
          <table:table-cell office:value-type="float" office:value="843.8" calcext:value-type="float">
            <text:p>843.8</text:p>
          </table:table-cell>
          <table:table-cell office:value-type="float" office:value="953.7" calcext:value-type="float">
            <text:p>953.7</text:p>
          </table:table-cell>
          <table:table-cell office:value-type="float" office:value="578.7" calcext:value-type="float">
            <text:p>578.7</text:p>
          </table:table-cell>
          <table:table-cell office:value-type="float" office:value="926.7" calcext:value-type="float">
            <text:p>926.7</text:p>
          </table:table-cell>
          <table:table-cell office:value-type="float" office:value="1419.8" calcext:value-type="float">
            <text:p>1419.8</text:p>
          </table:table-cell>
          <table:table-cell office:value-type="float" office:value="1018.2" calcext:value-type="float">
            <text:p>1018.2</text:p>
          </table:table-cell>
          <table:table-cell office:value-type="float" office:value="795.1" calcext:value-type="float">
            <text:p>795.1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91.5" calcext:value-type="float">
            <text:p>1091.5</text:p>
          </table:table-cell>
          <table:table-cell office:value-type="float" office:value="968.4" calcext:value-type="float">
            <text:p>968.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158.4" calcext:value-type="float">
            <text:p>1158.4</text:p>
          </table:table-cell>
          <table:table-cell office:value-type="float" office:value="1067.2" calcext:value-type="float">
            <text:p>1067.2</text:p>
          </table:table-cell>
          <table:table-cell office:value-type="float" office:value="1164.8" calcext:value-type="float">
            <text:p>1164.8</text:p>
          </table:table-cell>
          <table:table-cell office:value-type="float" office:value="881.5" calcext:value-type="float">
            <text:p>881.5</text:p>
          </table:table-cell>
          <table:table-cell office:value-type="float" office:value="1380.5" calcext:value-type="float">
            <text:p>1380.5</text:p>
          </table:table-cell>
          <table:table-cell office:value-type="float" office:value="1735" calcext:value-type="float">
            <text:p>1735</text:p>
          </table:table-cell>
          <table:table-cell office:value-type="float" office:value="1349.3" calcext:value-type="float">
            <text:p>1349.3</text:p>
          </table:table-cell>
          <table:table-cell office:value-type="float" office:value="650.8" calcext:value-type="float">
            <text:p>650.8</text:p>
          </table:table-cell>
          <table:table-cell office:value-type="float" office:value="1616.5" calcext:value-type="float">
            <text:p>1616.5</text:p>
          </table:table-cell>
          <table:table-cell office:value-type="float" office:value="1419.7" calcext:value-type="float">
            <text:p>1419.7</text:p>
          </table:table-cell>
          <table:table-cell office:value-type="float" office:value="1251.8" calcext:value-type="float">
            <text:p>1251.8</text:p>
          </table:table-cell>
          <table:table-cell office:value-type="float" office:value="1359.3" calcext:value-type="float">
            <text:p>1359.3</text:p>
          </table:table-cell>
          <table:table-cell office:value-type="float" office:value="1822.3" calcext:value-type="float">
            <text:p>1822.3</text:p>
          </table:table-cell>
          <table:table-cell office:value-type="float" office:value="1725.5" calcext:value-type="float">
            <text:p>1725.5</text:p>
          </table:table-cell>
          <table:table-cell office:value-type="float" office:value="1839.9" calcext:value-type="float">
            <text:p>1839.9</text:p>
          </table:table-cell>
          <table:table-cell office:value-type="float" office:value="1375.3" calcext:value-type="float">
            <text:p>1375.3</text:p>
          </table:table-cell>
          <table:table-cell office:value-type="float" office:value="1494.8" calcext:value-type="float">
            <text:p>1494.8</text:p>
          </table:table-cell>
          <table:table-cell office:value-type="float" office:value="1663.1" calcext:value-type="float">
            <text:p>1663.1</text:p>
          </table:table-cell>
          <table:table-cell office:value-type="float" office:value="2031.8" calcext:value-type="float">
            <text:p>2031.8</text:p>
          </table:table-cell>
          <table:table-cell office:value-type="float" office:value="2287.5" calcext:value-type="float">
            <text:p>2287.5</text:p>
          </table:table-cell>
          <table:table-cell office:value-type="float" office:value="2025.8" calcext:value-type="float">
            <text:p>2025.8</text:p>
          </table:table-cell>
          <table:table-cell office:value-type="float" office:value="2007.3" calcext:value-type="float">
            <text:p>2007.3</text:p>
          </table:table-cell>
          <table:table-cell office:value-type="float" office:value="1700.2" calcext:value-type="float">
            <text:p>1700.2</text:p>
          </table:table-cell>
          <table:table-cell office:value-type="float" office:value="681.4" calcext:value-type="float">
            <text:p>681.4</text:p>
          </table:table-cell>
        </table:table-row>
        <table:table-row table:style-name="ro1">
          <table:table-cell office:value-type="string" calcext:value-type="string">
            <text:p>16m</text:p>
          </table:table-cell>
          <table:table-cell office:value-type="float" office:value="5488.7" calcext:value-type="float">
            <text:p>5488.7</text:p>
          </table:table-cell>
          <table:table-cell office:value-type="float" office:value="5257" calcext:value-type="float">
            <text:p>5257</text:p>
          </table:table-cell>
          <table:table-cell office:value-type="float" office:value="5015.4" calcext:value-type="float">
            <text:p>5015.4</text:p>
          </table:table-cell>
          <table:table-cell office:value-type="float" office:value="4806.7" calcext:value-type="float">
            <text:p>4806.7</text:p>
          </table:table-cell>
          <table:table-cell office:value-type="float" office:value="3589.8" calcext:value-type="float">
            <text:p>3589.8</text:p>
          </table:table-cell>
          <table:table-cell office:value-type="float" office:value="3097.7" calcext:value-type="float">
            <text:p>3097.7</text:p>
          </table:table-cell>
          <table:table-cell office:value-type="float" office:value="2671.9" calcext:value-type="float">
            <text:p>2671.9</text:p>
          </table:table-cell>
          <table:table-cell office:value-type="float" office:value="2005.8" calcext:value-type="float">
            <text:p>2005.8</text:p>
          </table:table-cell>
          <table:table-cell office:value-type="float" office:value="1811.6" calcext:value-type="float">
            <text:p>1811.6</text:p>
          </table:table-cell>
          <table:table-cell office:value-type="float" office:value="1694.8" calcext:value-type="float">
            <text:p>1694.8</text:p>
          </table:table-cell>
          <table:table-cell office:value-type="float" office:value="1312.2" calcext:value-type="float">
            <text:p>1312.2</text:p>
          </table:table-cell>
          <table:table-cell office:value-type="float" office:value="1175.7" calcext:value-type="float">
            <text:p>1175.7</text:p>
          </table:table-cell>
          <table:table-cell office:value-type="float" office:value="1138.8" calcext:value-type="float">
            <text:p>1138.8</text:p>
          </table:table-cell>
          <table:table-cell office:value-type="float" office:value="1107.6" calcext:value-type="float">
            <text:p>1107.6</text:p>
          </table:table-cell>
          <table:table-cell office:value-type="float" office:value="1004.5" calcext:value-type="float">
            <text:p>1004.5</text:p>
          </table:table-cell>
          <table:table-cell office:value-type="float" office:value="890.4" calcext:value-type="float">
            <text:p>890.4</text:p>
          </table:table-cell>
          <table:table-cell office:value-type="float" office:value="1011.2" calcext:value-type="float">
            <text:p>1011.2</text:p>
          </table:table-cell>
          <table:table-cell office:value-type="float" office:value="1225.8" calcext:value-type="float">
            <text:p>1225.8</text:p>
          </table:table-cell>
          <table:table-cell office:value-type="float" office:value="1129" calcext:value-type="float">
            <text:p>1129</text:p>
          </table:table-cell>
          <table:table-cell office:value-type="float" office:value="1440.6" calcext:value-type="float">
            <text:p>1440.6</text:p>
          </table:table-cell>
          <table:table-cell office:value-type="float" office:value="1368.9" calcext:value-type="float">
            <text:p>1368.9</text:p>
          </table:table-cell>
          <table:table-cell office:value-type="float" office:value="1341.9" calcext:value-type="float">
            <text:p>1341.9</text:p>
          </table:table-cell>
          <table:table-cell office:value-type="float" office:value="1861.5" calcext:value-type="float">
            <text:p>1861.5</text:p>
          </table:table-cell>
          <table:table-cell office:value-type="float" office:value="2066.4" calcext:value-type="float">
            <text:p>2066.4</text:p>
          </table:table-cell>
          <table:table-cell office:value-type="float" office:value="2181.5" calcext:value-type="float">
            <text:p>2181.5</text:p>
          </table:table-cell>
          <table:table-cell office:value-type="float" office:value="2466.6" calcext:value-type="float">
            <text:p>2466.6</text:p>
          </table:table-cell>
          <table:table-cell office:value-type="float" office:value="2592.2" calcext:value-type="float">
            <text:p>2592.2</text:p>
          </table:table-cell>
          <table:table-cell office:value-type="float" office:value="2640.8" calcext:value-type="float">
            <text:p>2640.8</text:p>
          </table:table-cell>
          <table:table-cell office:value-type="float" office:value="2651.3" calcext:value-type="float">
            <text:p>2651.3</text:p>
          </table:table-cell>
          <table:table-cell office:value-type="float" office:value="3287.4" calcext:value-type="float">
            <text:p>3287.4</text:p>
          </table:table-cell>
          <table:table-cell office:value-type="float" office:value="3180.5" calcext:value-type="float">
            <text:p>3180.5</text:p>
          </table:table-cell>
          <table:table-cell office:value-type="float" office:value="1279" calcext:value-type="float">
            <text:p>1279</text:p>
          </table:table-cell>
          <table:table-cell office:value-type="float" office:value="3462" calcext:value-type="float">
            <text:p>3462</text:p>
          </table:table-cell>
          <table:table-cell office:value-type="float" office:value="3440.8" calcext:value-type="float">
            <text:p>3440.8</text:p>
          </table:table-cell>
          <table:table-cell office:value-type="float" office:value="3756.3" calcext:value-type="float">
            <text:p>3756.3</text:p>
          </table:table-cell>
          <table:table-cell office:value-type="float" office:value="3837.5" calcext:value-type="float">
            <text:p>3837.5</text:p>
          </table:table-cell>
          <table:table-cell office:value-type="float" office:value="3808.8" calcext:value-type="float">
            <text:p>3808.8</text:p>
          </table:table-cell>
          <table:table-cell office:value-type="float" office:value="3910.9" calcext:value-type="float">
            <text:p>3910.9</text:p>
          </table:table-cell>
          <table:table-cell office:value-type="float" office:value="3787.4" calcext:value-type="float">
            <text:p>3787.4</text:p>
          </table:table-cell>
          <table:table-cell office:value-type="float" office:value="3971.9" calcext:value-type="float">
            <text:p>3971.9</text:p>
          </table:table-cell>
          <table:table-cell office:value-type="float" office:value="3952.2" calcext:value-type="float">
            <text:p>3952.2</text:p>
          </table:table-cell>
          <table:table-cell office:value-type="float" office:value="3806.7" calcext:value-type="float">
            <text:p>3806.7</text:p>
          </table:table-cell>
          <table:table-cell office:value-type="float" office:value="3990.9" calcext:value-type="float">
            <text:p>3990.9</text:p>
          </table:table-cell>
          <table:table-cell office:value-type="float" office:value="3998.7" calcext:value-type="float">
            <text:p>3998.7</text:p>
          </table:table-cell>
          <table:table-cell office:value-type="float" office:value="3999.2" calcext:value-type="float">
            <text:p>3999.2</text:p>
          </table:table-cell>
          <table:table-cell office:value-type="float" office:value="4009.3" calcext:value-type="float">
            <text:p>4009.3</text:p>
          </table:table-cell>
          <table:table-cell office:value-type="float" office:value="4036.5" calcext:value-type="float">
            <text:p>4036.5</text:p>
          </table:table-cell>
          <table:table-cell office:value-type="float" office:value="1547.5" calcext:value-type="float">
            <text:p>1547.5</text:p>
          </table:table-cell>
          <table:table-cell office:value-type="float" office:value="4027" calcext:value-type="float">
            <text:p>4027</text:p>
          </table:table-cell>
          <table:table-cell office:value-type="float" office:value="3947.7" calcext:value-type="float">
            <text:p>3947.7</text:p>
          </table:table-cell>
          <table:table-cell office:value-type="float" office:value="3992.1" calcext:value-type="float">
            <text:p>3992.1</text:p>
          </table:table-cell>
          <table:table-cell office:value-type="float" office:value="4033.1" calcext:value-type="float">
            <text:p>4033.1</text:p>
          </table:table-cell>
          <table:table-cell office:value-type="float" office:value="4043.6" calcext:value-type="float">
            <text:p>4043.6</text:p>
          </table:table-cell>
          <table:table-cell office:value-type="float" office:value="3982.1" calcext:value-type="float">
            <text:p>3982.1</text:p>
          </table:table-cell>
          <table:table-cell office:value-type="float" office:value="4037.5" calcext:value-type="float">
            <text:p>4037.5</text:p>
          </table:table-cell>
          <table:table-cell office:value-type="float" office:value="4060.3" calcext:value-type="float">
            <text:p>4060.3</text:p>
          </table:table-cell>
          <table:table-cell office:value-type="float" office:value="4010.1" calcext:value-type="float">
            <text:p>4010.1</text:p>
          </table:table-cell>
          <table:table-cell office:value-type="float" office:value="4072.6" calcext:value-type="float">
            <text:p>4072.6</text:p>
          </table:table-cell>
          <table:table-cell office:value-type="float" office:value="4018.4" calcext:value-type="float">
            <text:p>4018.4</text:p>
          </table:table-cell>
          <table:table-cell office:value-type="float" office:value="3991.9" calcext:value-type="float">
            <text:p>3991.9</text:p>
          </table:table-cell>
          <table:table-cell office:value-type="float" office:value="3951.4" calcext:value-type="float">
            <text:p>3951.4</text:p>
          </table:table-cell>
          <table:table-cell office:value-type="float" office:value="3988.9" calcext:value-type="float">
            <text:p>3988.9</text:p>
          </table:table-cell>
          <table:table-cell office:value-type="float" office:value="4540.3" calcext:value-type="float">
            <text:p>4540.3</text:p>
          </table:table-cell>
          <table:table-cell office:value-type="float" office:value="1304.2" calcext:value-type="float">
            <text:p>1304.2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4398.6" calcext:value-type="float">
            <text:p>4398.6</text:p>
          </table:table-cell>
          <table:table-cell office:value-type="float" office:value="4397.5" calcext:value-type="float">
            <text:p>4397.5</text:p>
          </table:table-cell>
          <table:table-cell office:value-type="float" office:value="4389.5" calcext:value-type="float">
            <text:p>4389.5</text:p>
          </table:table-cell>
          <table:table-cell office:value-type="float" office:value="4183.2" calcext:value-type="float">
            <text:p>4183.2</text:p>
          </table:table-cell>
          <table:table-cell office:value-type="float" office:value="4144.8" calcext:value-type="float">
            <text:p>4144.8</text:p>
          </table:table-cell>
          <table:table-cell office:value-type="float" office:value="3784.5" calcext:value-type="float">
            <text:p>3784.5</text:p>
          </table:table-cell>
          <table:table-cell office:value-type="float" office:value="3325.5" calcext:value-type="float">
            <text:p>3325.5</text:p>
          </table:table-cell>
          <table:table-cell office:value-type="float" office:value="2640.3" calcext:value-type="float">
            <text:p>2640.3</text:p>
          </table:table-cell>
          <table:table-cell office:value-type="float" office:value="2213.9" calcext:value-type="float">
            <text:p>2213.9</text:p>
          </table:table-cell>
          <table:table-cell office:value-type="float" office:value="2175" calcext:value-type="float">
            <text:p>2175</text:p>
          </table:table-cell>
          <table:table-cell office:value-type="float" office:value="2263.2" calcext:value-type="float">
            <text:p>2263.2</text:p>
          </table:table-cell>
          <table:table-cell office:value-type="float" office:value="2268.9" calcext:value-type="float">
            <text:p>2268.9</text:p>
          </table:table-cell>
          <table:table-cell office:value-type="float" office:value="2260.7" calcext:value-type="float">
            <text:p>2260.7</text:p>
          </table:table-cell>
          <table:table-cell office:value-type="float" office:value="2175.4" calcext:value-type="float">
            <text:p>2175.4</text:p>
          </table:table-cell>
          <table:table-cell office:value-type="float" office:value="2163.1" calcext:value-type="float">
            <text:p>2163.1</text:p>
          </table:table-cell>
          <table:table-cell office:value-type="float" office:value="1866" calcext:value-type="float">
            <text:p>1866</text:p>
          </table:table-cell>
          <table:table-cell office:value-type="float" office:value="1900.3" calcext:value-type="float">
            <text:p>1900.3</text:p>
          </table:table-cell>
          <table:table-cell office:value-type="float" office:value="2716.2" calcext:value-type="float">
            <text:p>2716.2</text:p>
          </table:table-cell>
          <table:table-cell office:value-type="float" office:value="3814.1" calcext:value-type="float">
            <text:p>3814.1</text:p>
          </table:table-cell>
          <table:table-cell office:value-type="float" office:value="3931.2" calcext:value-type="float">
            <text:p>3931.2</text:p>
          </table:table-cell>
          <table:table-cell office:value-type="float" office:value="4040.8" calcext:value-type="float">
            <text:p>4040.8</text:p>
          </table:table-cell>
          <table:table-cell office:value-type="float" office:value="4037.2" calcext:value-type="float">
            <text:p>4037.2</text:p>
          </table:table-cell>
          <table:table-cell office:value-type="float" office:value="4034.3" calcext:value-type="float">
            <text:p>4034.3</text:p>
          </table:table-cell>
          <table:table-cell office:value-type="float" office:value="4020.7" calcext:value-type="float">
            <text:p>4020.7</text:p>
          </table:table-cell>
          <table:table-cell office:value-type="float" office:value="4069.5" calcext:value-type="float">
            <text:p>4069.5</text:p>
          </table:table-cell>
          <table:table-cell office:value-type="float" office:value="4089.8" calcext:value-type="float">
            <text:p>4089.8</text:p>
          </table:table-cell>
          <table:table-cell office:value-type="float" office:value="4097.7" calcext:value-type="float">
            <text:p>4097.7</text:p>
          </table:table-cell>
          <table:table-cell office:value-type="float" office:value="4100.2" calcext:value-type="float">
            <text:p>4100.2</text:p>
          </table:table-cell>
          <table:table-cell office:value-type="float" office:value="4129.9" calcext:value-type="float">
            <text:p>4129.9</text:p>
          </table:table-cell>
          <table:table-cell office:value-type="float" office:value="4016.8" calcext:value-type="float">
            <text:p>4016.8</text:p>
          </table:table-cell>
          <table:table-cell office:value-type="float" office:value="4027.6" calcext:value-type="float">
            <text:p>4027.6</text:p>
          </table:table-cell>
          <table:table-cell office:value-type="float" office:value="2114" calcext:value-type="float">
            <text:p>2114</text:p>
          </table:table-cell>
          <table:table-cell office:value-type="float" office:value="2201.4" calcext:value-type="float">
            <text:p>2201.4</text:p>
          </table:table-cell>
          <table:table-cell office:value-type="float" office:value="2166.6" calcext:value-type="float">
            <text:p>2166.6</text:p>
          </table:table-cell>
          <table:table-cell office:value-type="float" office:value="2429" calcext:value-type="float">
            <text:p>2429</text:p>
          </table:table-cell>
          <table:table-cell office:value-type="float" office:value="2633.4" calcext:value-type="float">
            <text:p>2633.4</text:p>
          </table:table-cell>
          <table:table-cell office:value-type="float" office:value="2628.5" calcext:value-type="float">
            <text:p>2628.5</text:p>
          </table:table-cell>
          <table:table-cell office:value-type="float" office:value="2809.9" calcext:value-type="float">
            <text:p>2809.9</text:p>
          </table:table-cell>
          <table:table-cell office:value-type="float" office:value="2801.9" calcext:value-type="float">
            <text:p>2801.9</text:p>
          </table:table-cell>
          <table:table-cell office:value-type="float" office:value="2986.8" calcext:value-type="float">
            <text:p>2986.8</text:p>
          </table:table-cell>
          <table:table-cell office:value-type="float" office:value="3011.1" calcext:value-type="float">
            <text:p>3011.1</text:p>
          </table:table-cell>
          <table:table-cell office:value-type="float" office:value="3169.9" calcext:value-type="float">
            <text:p>3169.9</text:p>
          </table:table-cell>
          <table:table-cell office:value-type="float" office:value="3366" calcext:value-type="float">
            <text:p>3366</text:p>
          </table:table-cell>
          <table:table-cell office:value-type="float" office:value="3377.1" calcext:value-type="float">
            <text:p>3377.1</text:p>
          </table:table-cell>
          <table:table-cell office:value-type="float" office:value="3369.8" calcext:value-type="float">
            <text:p>3369.8</text:p>
          </table:table-cell>
          <table:table-cell office:value-type="float" office:value="3732" calcext:value-type="float">
            <text:p>3732</text:p>
          </table:table-cell>
          <table:table-cell office:value-type="float" office:value="3726.6" calcext:value-type="float">
            <text:p>3726.6</text:p>
          </table:table-cell>
          <table:table-cell office:value-type="float" office:value="4110.5" calcext:value-type="float">
            <text:p>4110.5</text:p>
          </table:table-cell>
          <table:table-cell office:value-type="float" office:value="4282.9" calcext:value-type="float">
            <text:p>4282.9</text:p>
          </table:table-cell>
          <table:table-cell office:value-type="float" office:value="4241.8" calcext:value-type="float">
            <text:p>4241.8</text:p>
          </table:table-cell>
          <table:table-cell office:value-type="float" office:value="4444.3" calcext:value-type="float">
            <text:p>4444.3</text:p>
          </table:table-cell>
          <table:table-cell office:value-type="float" office:value="4447.4" calcext:value-type="float">
            <text:p>4447.4</text:p>
          </table:table-cell>
          <table:table-cell office:value-type="float" office:value="4449.3" calcext:value-type="float">
            <text:p>4449.3</text:p>
          </table:table-cell>
          <table:table-cell office:value-type="float" office:value="4439.8" calcext:value-type="float">
            <text:p>4439.8</text:p>
          </table:table-cell>
          <table:table-cell office:value-type="float" office:value="4637" calcext:value-type="float">
            <text:p>4637</text:p>
          </table:table-cell>
          <table:table-cell office:value-type="float" office:value="4607.9" calcext:value-type="float">
            <text:p>4607.9</text:p>
          </table:table-cell>
          <table:table-cell office:value-type="float" office:value="4771.4" calcext:value-type="float">
            <text:p>4771.4</text:p>
          </table:table-cell>
          <table:table-cell office:value-type="float" office:value="4790.6" calcext:value-type="float">
            <text:p>4790.6</text:p>
          </table:table-cell>
          <table:table-cell office:value-type="float" office:value="4775.6" calcext:value-type="float">
            <text:p>4775.6</text:p>
          </table:table-cell>
          <table:table-cell office:value-type="float" office:value="4714.4" calcext:value-type="float">
            <text:p>4714.4</text:p>
          </table:table-cell>
          <table:table-cell office:value-type="float" office:value="4654.1" calcext:value-type="float">
            <text:p>4654.1</text:p>
          </table:table-cell>
          <table:table-cell office:value-type="float" office:value="3683.7" calcext:value-type="float">
            <text:p>3683.7</text:p>
          </table:table-cell>
          <table:table-cell office:value-type="float" office:value="3611" calcext:value-type="float">
            <text:p>3611</text:p>
          </table:table-cell>
          <table:table-cell office:value-type="float" office:value="1861.8" calcext:value-type="float">
            <text:p>1861.8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5573.7" calcext:value-type="float">
            <text:p>5573.7</text:p>
          </table:table-cell>
          <table:table-cell office:value-type="float" office:value="5695.8" calcext:value-type="float">
            <text:p>5695.8</text:p>
          </table:table-cell>
          <table:table-cell office:value-type="float" office:value="5718.5" calcext:value-type="float">
            <text:p>5718.5</text:p>
          </table:table-cell>
          <table:table-cell office:value-type="float" office:value="5654.5" calcext:value-type="float">
            <text:p>5654.5</text:p>
          </table:table-cell>
          <table:table-cell office:value-type="float" office:value="5598.9" calcext:value-type="float">
            <text:p>5598.9</text:p>
          </table:table-cell>
          <table:table-cell office:value-type="float" office:value="5553.1" calcext:value-type="float">
            <text:p>5553.1</text:p>
          </table:table-cell>
          <table:table-cell office:value-type="float" office:value="5504.5" calcext:value-type="float">
            <text:p>5504.5</text:p>
          </table:table-cell>
          <table:table-cell office:value-type="float" office:value="5354.2" calcext:value-type="float">
            <text:p>5354.2</text:p>
          </table:table-cell>
          <table:table-cell office:value-type="float" office:value="5355.2" calcext:value-type="float">
            <text:p>5355.2</text:p>
          </table:table-cell>
          <table:table-cell office:value-type="float" office:value="5074.7" calcext:value-type="float">
            <text:p>5074.7</text:p>
          </table:table-cell>
          <table:table-cell office:value-type="float" office:value="5141.8" calcext:value-type="float">
            <text:p>5141.8</text:p>
          </table:table-cell>
          <table:table-cell office:value-type="float" office:value="5069.9" calcext:value-type="float">
            <text:p>5069.9</text:p>
          </table:table-cell>
          <table:table-cell office:value-type="float" office:value="5024.2" calcext:value-type="float">
            <text:p>5024.2</text:p>
          </table:table-cell>
          <table:table-cell office:value-type="float" office:value="4930.9" calcext:value-type="float">
            <text:p>4930.9</text:p>
          </table:table-cell>
          <table:table-cell office:value-type="float" office:value="4874.6" calcext:value-type="float">
            <text:p>4874.6</text:p>
          </table:table-cell>
          <table:table-cell office:value-type="float" office:value="4097.1" calcext:value-type="float">
            <text:p>4097.1</text:p>
          </table:table-cell>
          <table:table-cell office:value-type="float" office:value="4788.3" calcext:value-type="float">
            <text:p>4788.3</text:p>
          </table:table-cell>
          <table:table-cell office:value-type="float" office:value="5201" calcext:value-type="float">
            <text:p>5201</text:p>
          </table:table-cell>
          <table:table-cell office:value-type="float" office:value="5167.8" calcext:value-type="float">
            <text:p>5167.8</text:p>
          </table:table-cell>
          <table:table-cell office:value-type="float" office:value="5164.3" calcext:value-type="float">
            <text:p>5164.3</text:p>
          </table:table-cell>
          <table:table-cell office:value-type="float" office:value="4534.6" calcext:value-type="float">
            <text:p>4534.6</text:p>
          </table:table-cell>
          <table:table-cell office:value-type="float" office:value="5187.9" calcext:value-type="float">
            <text:p>5187.9</text:p>
          </table:table-cell>
          <table:table-cell office:value-type="float" office:value="5407" calcext:value-type="float">
            <text:p>5407</text:p>
          </table:table-cell>
          <table:table-cell office:value-type="float" office:value="5399.5" calcext:value-type="float">
            <text:p>5399.5</text:p>
          </table:table-cell>
          <table:table-cell office:value-type="float" office:value="5389.8" calcext:value-type="float">
            <text:p>5389.8</text:p>
          </table:table-cell>
          <table:table-cell office:value-type="float" office:value="5399.5" calcext:value-type="float">
            <text:p>5399.5</text:p>
          </table:table-cell>
          <table:table-cell office:value-type="float" office:value="5381.4" calcext:value-type="float">
            <text:p>5381.4</text:p>
          </table:table-cell>
          <table:table-cell office:value-type="float" office:value="5398.6" calcext:value-type="float">
            <text:p>5398.6</text:p>
          </table:table-cell>
          <table:table-cell office:value-type="float" office:value="5378.7" calcext:value-type="float">
            <text:p>5378.7</text:p>
          </table:table-cell>
          <table:table-cell office:value-type="float" office:value="5214.5" calcext:value-type="float">
            <text:p>5214.5</text:p>
          </table:table-cell>
          <table:table-cell office:value-type="float" office:value="4380.5" calcext:value-type="float">
            <text:p>4380.5</text:p>
          </table:table-cell>
          <table:table-cell office:value-type="float" office:value="3368.7" calcext:value-type="float">
            <text:p>3368.7</text:p>
          </table:table-cell>
          <table:table-cell office:value-type="float" office:value="5215.7" calcext:value-type="float">
            <text:p>5215.7</text:p>
          </table:table-cell>
          <table:table-cell office:value-type="float" office:value="5056.5" calcext:value-type="float">
            <text:p>5056.5</text:p>
          </table:table-cell>
          <table:table-cell office:value-type="float" office:value="5321.6" calcext:value-type="float">
            <text:p>5321.6</text:p>
          </table:table-cell>
          <table:table-cell office:value-type="float" office:value="4358.7" calcext:value-type="float">
            <text:p>4358.7</text:p>
          </table:table-cell>
          <table:table-cell office:value-type="float" office:value="5389.9" calcext:value-type="float">
            <text:p>5389.9</text:p>
          </table:table-cell>
          <table:table-cell office:value-type="float" office:value="5358.7" calcext:value-type="float">
            <text:p>5358.7</text:p>
          </table:table-cell>
          <table:table-cell office:value-type="float" office:value="5408" calcext:value-type="float">
            <text:p>5408</text:p>
          </table:table-cell>
          <table:table-cell office:value-type="float" office:value="4376.9" calcext:value-type="float">
            <text:p>4376.9</text:p>
          </table:table-cell>
          <table:table-cell office:value-type="float" office:value="5394" calcext:value-type="float">
            <text:p>5394</text:p>
          </table:table-cell>
          <table:table-cell office:value-type="float" office:value="4437.6" calcext:value-type="float">
            <text:p>4437.6</text:p>
          </table:table-cell>
          <table:table-cell office:value-type="float" office:value="5379.4" calcext:value-type="float">
            <text:p>5379.4</text:p>
          </table:table-cell>
          <table:table-cell office:value-type="float" office:value="4478.5" calcext:value-type="float">
            <text:p>4478.5</text:p>
          </table:table-cell>
          <table:table-cell office:value-type="float" office:value="4491.1" calcext:value-type="float">
            <text:p>4491.1</text:p>
          </table:table-cell>
          <table:table-cell office:value-type="float" office:value="5385.3" calcext:value-type="float">
            <text:p>5385.3</text:p>
          </table:table-cell>
          <table:table-cell office:value-type="float" office:value="4475" calcext:value-type="float">
            <text:p>4475</text:p>
          </table:table-cell>
          <table:table-cell office:value-type="float" office:value="3579.4" calcext:value-type="float">
            <text:p>3579.4</text:p>
          </table:table-cell>
          <table:table-cell office:value-type="float" office:value="5407.1" calcext:value-type="float">
            <text:p>5407.1</text:p>
          </table:table-cell>
          <table:table-cell office:value-type="float" office:value="5405" calcext:value-type="float">
            <text:p>5405</text:p>
          </table:table-cell>
          <table:table-cell office:value-type="float" office:value="5398.5" calcext:value-type="float">
            <text:p>5398.5</text:p>
          </table:table-cell>
          <table:table-cell office:value-type="float" office:value="5402.2" calcext:value-type="float">
            <text:p>5402.2</text:p>
          </table:table-cell>
          <table:table-cell office:value-type="float" office:value="4528.3" calcext:value-type="float">
            <text:p>4528.3</text:p>
          </table:table-cell>
          <table:table-cell office:value-type="float" office:value="4486.3" calcext:value-type="float">
            <text:p>4486.3</text:p>
          </table:table-cell>
          <table:table-cell office:value-type="float" office:value="4493.5" calcext:value-type="float">
            <text:p>4493.5</text:p>
          </table:table-cell>
          <table:table-cell office:value-type="float" office:value="4546.1" calcext:value-type="float">
            <text:p>4546.1</text:p>
          </table:table-cell>
          <table:table-cell office:value-type="float" office:value="5374.9" calcext:value-type="float">
            <text:p>5374.9</text:p>
          </table:table-cell>
          <table:table-cell office:value-type="float" office:value="4559.5" calcext:value-type="float">
            <text:p>4559.5</text:p>
          </table:table-cell>
          <table:table-cell office:value-type="float" office:value="4505.9" calcext:value-type="float">
            <text:p>4505.9</text:p>
          </table:table-cell>
          <table:table-cell office:value-type="float" office:value="4473.4" calcext:value-type="float">
            <text:p>4473.4</text:p>
          </table:table-cell>
          <table:table-cell office:value-type="float" office:value="4476.6" calcext:value-type="float">
            <text:p>4476.6</text:p>
          </table:table-cell>
          <table:table-cell office:value-type="float" office:value="4531.2" calcext:value-type="float">
            <text:p>4531.2</text:p>
          </table:table-cell>
          <table:table-cell office:value-type="float" office:value="4529.9" calcext:value-type="float">
            <text:p>4529.9</text:p>
          </table:table-cell>
          <table:table-cell office:value-type="float" office:value="3264.6" calcext:value-type="float">
            <text:p>3264.6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5985.3" calcext:value-type="float">
            <text:p>5985.3</text:p>
          </table:table-cell>
          <table:table-cell office:value-type="float" office:value="5985.7" calcext:value-type="float">
            <text:p>5985.7</text:p>
          </table:table-cell>
          <table:table-cell office:value-type="float" office:value="5986.2" calcext:value-type="float">
            <text:p>5986.2</text:p>
          </table:table-cell>
          <table:table-cell office:value-type="float" office:value="5986.1" calcext:value-type="float">
            <text:p>5986.1</text:p>
          </table:table-cell>
          <table:table-cell office:value-type="float" office:value="5985.2" calcext:value-type="float">
            <text:p>5985.2</text:p>
          </table:table-cell>
          <table:table-cell office:value-type="float" office:value="6183.2" calcext:value-type="float">
            <text:p>6183.2</text:p>
          </table:table-cell>
          <table:table-cell office:value-type="float" office:value="6183.6" calcext:value-type="float">
            <text:p>6183.6</text:p>
          </table:table-cell>
          <table:table-cell office:value-type="float" office:value="6183" calcext:value-type="float">
            <text:p>6183</text:p>
          </table:table-cell>
          <table:table-cell office:value-type="float" office:value="6178.9" calcext:value-type="float">
            <text:p>6178.9</text:p>
          </table:table-cell>
          <table:table-cell office:value-type="float" office:value="6178.5" calcext:value-type="float">
            <text:p>6178.5</text:p>
          </table:table-cell>
          <table:table-cell office:value-type="float" office:value="6164" calcext:value-type="float">
            <text:p>6164</text:p>
          </table:table-cell>
          <table:table-cell office:value-type="float" office:value="6055.2" calcext:value-type="float">
            <text:p>6055.2</text:p>
          </table:table-cell>
          <table:table-cell office:value-type="float" office:value="5919.8" calcext:value-type="float">
            <text:p>5919.8</text:p>
          </table:table-cell>
          <table:table-cell office:value-type="float" office:value="5798.1" calcext:value-type="float">
            <text:p>5798.1</text:p>
          </table:table-cell>
          <table:table-cell office:value-type="float" office:value="5702.3" calcext:value-type="float">
            <text:p>5702.3</text:p>
          </table:table-cell>
          <table:table-cell office:value-type="float" office:value="4786.3" calcext:value-type="float">
            <text:p>4786.3</text:p>
          </table:table-cell>
          <table:table-cell office:value-type="float" office:value="5514.4" calcext:value-type="float">
            <text:p>5514.4</text:p>
          </table:table-cell>
          <table:table-cell office:value-type="float" office:value="5406.6" calcext:value-type="float">
            <text:p>5406.6</text:p>
          </table:table-cell>
          <table:table-cell office:value-type="float" office:value="5643.6" calcext:value-type="float">
            <text:p>5643.6</text:p>
          </table:table-cell>
          <table:table-cell office:value-type="float" office:value="5546.6" calcext:value-type="float">
            <text:p>5546.6</text:p>
          </table:table-cell>
          <table:table-cell office:value-type="float" office:value="5459.4" calcext:value-type="float">
            <text:p>5459.4</text:p>
          </table:table-cell>
          <table:table-cell office:value-type="float" office:value="5357.2" calcext:value-type="float">
            <text:p>5357.2</text:p>
          </table:table-cell>
          <table:table-cell office:value-type="float" office:value="5942.4" calcext:value-type="float">
            <text:p>5942.4</text:p>
          </table:table-cell>
          <table:table-cell office:value-type="float" office:value="5221.1" calcext:value-type="float">
            <text:p>5221.1</text:p>
          </table:table-cell>
          <table:table-cell office:value-type="float" office:value="5190.6" calcext:value-type="float">
            <text:p>5190.6</text:p>
          </table:table-cell>
          <table:table-cell office:value-type="float" office:value="5195.9" calcext:value-type="float">
            <text:p>5195.9</text:p>
          </table:table-cell>
          <table:table-cell office:value-type="float" office:value="5129" calcext:value-type="float">
            <text:p>5129</text:p>
          </table:table-cell>
          <table:table-cell office:value-type="float" office:value="5144.2" calcext:value-type="float">
            <text:p>5144.2</text:p>
          </table:table-cell>
          <table:table-cell office:value-type="float" office:value="5158.3" calcext:value-type="float">
            <text:p>5158.3</text:p>
          </table:table-cell>
          <table:table-cell office:value-type="float" office:value="5821.1" calcext:value-type="float">
            <text:p>5821.1</text:p>
          </table:table-cell>
          <table:table-cell office:value-type="float" office:value="5011.2" calcext:value-type="float">
            <text:p>5011.2</text:p>
          </table:table-cell>
          <table:table-cell office:value-type="float" office:value="4041.8" calcext:value-type="float">
            <text:p>4041.8</text:p>
          </table:table-cell>
          <table:table-cell office:value-type="float" office:value="5803.9" calcext:value-type="float">
            <text:p>5803.9</text:p>
          </table:table-cell>
          <table:table-cell office:value-type="float" office:value="4971.6" calcext:value-type="float">
            <text:p>4971.6</text:p>
          </table:table-cell>
          <table:table-cell office:value-type="float" office:value="6010.7" calcext:value-type="float">
            <text:p>6010.7</text:p>
          </table:table-cell>
          <table:table-cell office:value-type="float" office:value="5104.3" calcext:value-type="float">
            <text:p>5104.3</text:p>
          </table:table-cell>
          <table:table-cell office:value-type="float" office:value="5088.6" calcext:value-type="float">
            <text:p>5088.6</text:p>
          </table:table-cell>
          <table:table-cell office:value-type="float" office:value="5083.8" calcext:value-type="float">
            <text:p>5083.8</text:p>
          </table:table-cell>
          <table:table-cell office:value-type="float" office:value="6204.4" calcext:value-type="float">
            <text:p>6204.4</text:p>
          </table:table-cell>
          <table:table-cell office:value-type="float" office:value="5069.8" calcext:value-type="float">
            <text:p>5069.8</text:p>
          </table:table-cell>
          <table:table-cell office:value-type="float" office:value="6313.7" calcext:value-type="float">
            <text:p>6313.7</text:p>
          </table:table-cell>
          <table:table-cell office:value-type="float" office:value="5130.2" calcext:value-type="float">
            <text:p>5130.2</text:p>
          </table:table-cell>
          <table:table-cell office:value-type="float" office:value="5130.6" calcext:value-type="float">
            <text:p>5130.6</text:p>
          </table:table-cell>
          <table:table-cell office:value-type="float" office:value="5153.1" calcext:value-type="float">
            <text:p>5153.1</text:p>
          </table:table-cell>
          <table:table-cell office:value-type="float" office:value="5164.9" calcext:value-type="float">
            <text:p>5164.9</text:p>
          </table:table-cell>
          <table:table-cell office:value-type="float" office:value="5176.3" calcext:value-type="float">
            <text:p>5176.3</text:p>
          </table:table-cell>
          <table:table-cell office:value-type="float" office:value="5167.2" calcext:value-type="float">
            <text:p>5167.2</text:p>
          </table:table-cell>
          <table:table-cell office:value-type="float" office:value="4065.4" calcext:value-type="float">
            <text:p>4065.4</text:p>
          </table:table-cell>
          <table:table-cell office:value-type="float" office:value="6522.1" calcext:value-type="float">
            <text:p>6522.1</text:p>
          </table:table-cell>
          <table:table-cell office:value-type="float" office:value="5391.3" calcext:value-type="float">
            <text:p>5391.3</text:p>
          </table:table-cell>
          <table:table-cell office:value-type="float" office:value="5446.9" calcext:value-type="float">
            <text:p>5446.9</text:p>
          </table:table-cell>
          <table:table-cell office:value-type="float" office:value="5477.9" calcext:value-type="float">
            <text:p>5477.9</text:p>
          </table:table-cell>
          <table:table-cell office:value-type="float" office:value="5396.2" calcext:value-type="float">
            <text:p>5396.2</text:p>
          </table:table-cell>
          <table:table-cell office:value-type="float" office:value="5490.1" calcext:value-type="float">
            <text:p>5490.1</text:p>
          </table:table-cell>
          <table:table-cell office:value-type="float" office:value="6730.8" calcext:value-type="float">
            <text:p>6730.8</text:p>
          </table:table-cell>
          <table:table-cell office:value-type="float" office:value="5506.4" calcext:value-type="float">
            <text:p>5506.4</text:p>
          </table:table-cell>
          <table:table-cell office:value-type="float" office:value="5607.6" calcext:value-type="float">
            <text:p>5607.6</text:p>
          </table:table-cell>
          <table:table-cell office:value-type="float" office:value="5650.6" calcext:value-type="float">
            <text:p>5650.6</text:p>
          </table:table-cell>
          <table:table-cell office:value-type="float" office:value="5609.8" calcext:value-type="float">
            <text:p>5609.8</text:p>
          </table:table-cell>
          <table:table-cell office:value-type="float" office:value="5579.5" calcext:value-type="float">
            <text:p>5579.5</text:p>
          </table:table-cell>
          <table:table-cell office:value-type="float" office:value="5587.6" calcext:value-type="float">
            <text:p>5587.6</text:p>
          </table:table-cell>
          <table:table-cell office:value-type="float" office:value="5723.9" calcext:value-type="float">
            <text:p>5723.9</text:p>
          </table:table-cell>
          <table:table-cell office:value-type="float" office:value="5781.9" calcext:value-type="float">
            <text:p>5781.9</text:p>
          </table:table-cell>
          <table:table-cell office:value-type="float" office:value="4132.6" calcext:value-type="float">
            <text:p>4132.6</text:p>
          </table:table-cell>
        </table:table-row>
        <table:table-row table:style-name="ro1">
          <table:table-cell office:value-type="string" calcext:value-type="string">
            <text:p>1024k</text:p>
          </table:table-cell>
          <table:table-cell office:value-type="float" office:value="6784" calcext:value-type="float">
            <text:p>6784</text:p>
          </table:table-cell>
          <table:table-cell office:value-type="float" office:value="6783.4" calcext:value-type="float">
            <text:p>6783.4</text:p>
          </table:table-cell>
          <table:table-cell office:value-type="float" office:value="6783.9" calcext:value-type="float">
            <text:p>6783.9</text:p>
          </table:table-cell>
          <table:table-cell office:value-type="float" office:value="6782" calcext:value-type="float">
            <text:p>6782</text:p>
          </table:table-cell>
          <table:table-cell office:value-type="float" office:value="6780.6" calcext:value-type="float">
            <text:p>6780.6</text:p>
          </table:table-cell>
          <table:table-cell office:value-type="float" office:value="6781.5" calcext:value-type="float">
            <text:p>6781.5</text:p>
          </table:table-cell>
          <table:table-cell office:value-type="float" office:value="6780.5" calcext:value-type="float">
            <text:p>6780.5</text:p>
          </table:table-cell>
          <table:table-cell office:value-type="float" office:value="6781.4" calcext:value-type="float">
            <text:p>6781.4</text:p>
          </table:table-cell>
          <table:table-cell office:value-type="float" office:value="6779.4" calcext:value-type="float">
            <text:p>6779.4</text:p>
          </table:table-cell>
          <table:table-cell office:value-type="float" office:value="6759.3" calcext:value-type="float">
            <text:p>6759.3</text:p>
          </table:table-cell>
          <table:table-cell office:value-type="float" office:value="6753.6" calcext:value-type="float">
            <text:p>6753.6</text:p>
          </table:table-cell>
          <table:table-cell office:value-type="float" office:value="6663.3" calcext:value-type="float">
            <text:p>6663.3</text:p>
          </table:table-cell>
          <table:table-cell office:value-type="float" office:value="6496.1" calcext:value-type="float">
            <text:p>6496.1</text:p>
          </table:table-cell>
          <table:table-cell office:value-type="float" office:value="6380.3" calcext:value-type="float">
            <text:p>6380.3</text:p>
          </table:table-cell>
          <table:table-cell office:value-type="float" office:value="6297.7" calcext:value-type="float">
            <text:p>6297.7</text:p>
          </table:table-cell>
          <table:table-cell office:value-type="float" office:value="5261.9" calcext:value-type="float">
            <text:p>5261.9</text:p>
          </table:table-cell>
          <table:table-cell office:value-type="float" office:value="6080.4" calcext:value-type="float">
            <text:p>6080.4</text:p>
          </table:table-cell>
          <table:table-cell office:value-type="float" office:value="5956.7" calcext:value-type="float">
            <text:p>5956.7</text:p>
          </table:table-cell>
          <table:table-cell office:value-type="float" office:value="6321" calcext:value-type="float">
            <text:p>6321</text:p>
          </table:table-cell>
          <table:table-cell office:value-type="float" office:value="5779.5" calcext:value-type="float">
            <text:p>5779.5</text:p>
          </table:table-cell>
          <table:table-cell office:value-type="float" office:value="5708.5" calcext:value-type="float">
            <text:p>5708.5</text:p>
          </table:table-cell>
          <table:table-cell office:value-type="float" office:value="6552.6" calcext:value-type="float">
            <text:p>6552.6</text:p>
          </table:table-cell>
          <table:table-cell office:value-type="float" office:value="5547.1" calcext:value-type="float">
            <text:p>5547.1</text:p>
          </table:table-cell>
          <table:table-cell office:value-type="float" office:value="5476.2" calcext:value-type="float">
            <text:p>5476.2</text:p>
          </table:table-cell>
          <table:table-cell office:value-type="float" office:value="6728.3" calcext:value-type="float">
            <text:p>6728.3</text:p>
          </table:table-cell>
          <table:table-cell office:value-type="float" office:value="5476.3" calcext:value-type="float">
            <text:p>5476.3</text:p>
          </table:table-cell>
          <table:table-cell office:value-type="float" office:value="5519.6" calcext:value-type="float">
            <text:p>5519.6</text:p>
          </table:table-cell>
          <table:table-cell office:value-type="float" office:value="5515.4" calcext:value-type="float">
            <text:p>5515.4</text:p>
          </table:table-cell>
          <table:table-cell office:value-type="float" office:value="5592.3" calcext:value-type="float">
            <text:p>5592.3</text:p>
          </table:table-cell>
          <table:table-cell office:value-type="float" office:value="5609.8" calcext:value-type="float">
            <text:p>5609.8</text:p>
          </table:table-cell>
          <table:table-cell office:value-type="float" office:value="5606.4" calcext:value-type="float">
            <text:p>5606.4</text:p>
          </table:table-cell>
          <table:table-cell office:value-type="float" office:value="4191.3" calcext:value-type="float">
            <text:p>4191.3</text:p>
          </table:table-cell>
          <table:table-cell office:value-type="float" office:value="6720.8" calcext:value-type="float">
            <text:p>6720.8</text:p>
          </table:table-cell>
          <table:table-cell office:value-type="float" office:value="5698.8" calcext:value-type="float">
            <text:p>5698.8</text:p>
          </table:table-cell>
          <table:table-cell office:value-type="float" office:value="5944.2" calcext:value-type="float">
            <text:p>5944.2</text:p>
          </table:table-cell>
          <table:table-cell office:value-type="float" office:value="6002" calcext:value-type="float">
            <text:p>6002</text:p>
          </table:table-cell>
          <table:table-cell office:value-type="float" office:value="6107.4" calcext:value-type="float">
            <text:p>6107.4</text:p>
          </table:table-cell>
          <table:table-cell office:value-type="float" office:value="6150.8" calcext:value-type="float">
            <text:p>6150.8</text:p>
          </table:table-cell>
          <table:table-cell office:value-type="float" office:value="6200.3" calcext:value-type="float">
            <text:p>6200.3</text:p>
          </table:table-cell>
          <table:table-cell office:value-type="float" office:value="6397.7" calcext:value-type="float">
            <text:p>6397.7</text:p>
          </table:table-cell>
          <table:table-cell office:value-type="float" office:value="6401.5" calcext:value-type="float">
            <text:p>6401.5</text:p>
          </table:table-cell>
          <table:table-cell office:value-type="float" office:value="6562" calcext:value-type="float">
            <text:p>6562</text:p>
          </table:table-cell>
          <table:table-cell office:value-type="float" office:value="6502.3" calcext:value-type="float">
            <text:p>6502.3</text:p>
          </table:table-cell>
          <table:table-cell office:value-type="float" office:value="6526.7" calcext:value-type="float">
            <text:p>6526.7</text:p>
          </table:table-cell>
          <table:table-cell office:value-type="float" office:value="6594.2" calcext:value-type="float">
            <text:p>6594.2</text:p>
          </table:table-cell>
          <table:table-cell office:value-type="float" office:value="6717.1" calcext:value-type="float">
            <text:p>6717.1</text:p>
          </table:table-cell>
          <table:table-cell office:value-type="float" office:value="6661.4" calcext:value-type="float">
            <text:p>6661.4</text:p>
          </table:table-cell>
          <table:table-cell office:value-type="float" office:value="4492.7" calcext:value-type="float">
            <text:p>4492.7</text:p>
          </table:table-cell>
          <table:table-cell office:value-type="float" office:value="6767.7" calcext:value-type="float">
            <text:p>6767.7</text:p>
          </table:table-cell>
          <table:table-cell office:value-type="float" office:value="6766.7" calcext:value-type="float">
            <text:p>6766.7</text:p>
          </table:table-cell>
          <table:table-cell office:value-type="float" office:value="6745.3" calcext:value-type="float">
            <text:p>6745.3</text:p>
          </table:table-cell>
          <table:table-cell office:value-type="float" office:value="6748.2" calcext:value-type="float">
            <text:p>6748.2</text:p>
          </table:table-cell>
          <table:table-cell office:value-type="float" office:value="6741.4" calcext:value-type="float">
            <text:p>6741.4</text:p>
          </table:table-cell>
          <table:table-cell office:value-type="float" office:value="6721" calcext:value-type="float">
            <text:p>6721</text:p>
          </table:table-cell>
          <table:table-cell office:value-type="float" office:value="6748" calcext:value-type="float">
            <text:p>6748</text:p>
          </table:table-cell>
          <table:table-cell office:value-type="float" office:value="6771.1" calcext:value-type="float">
            <text:p>6771.1</text:p>
          </table:table-cell>
          <table:table-cell office:value-type="float" office:value="6751.5" calcext:value-type="float">
            <text:p>6751.5</text:p>
          </table:table-cell>
          <table:table-cell office:value-type="float" office:value="6728" calcext:value-type="float">
            <text:p>6728</text:p>
          </table:table-cell>
          <table:table-cell office:value-type="float" office:value="6731" calcext:value-type="float">
            <text:p>6731</text:p>
          </table:table-cell>
          <table:table-cell office:value-type="float" office:value="6740.9" calcext:value-type="float">
            <text:p>6740.9</text:p>
          </table:table-cell>
          <table:table-cell office:value-type="float" office:value="6757.6" calcext:value-type="float">
            <text:p>6757.6</text:p>
          </table:table-cell>
          <table:table-cell office:value-type="float" office:value="6741.5" calcext:value-type="float">
            <text:p>6741.5</text:p>
          </table:table-cell>
          <table:table-cell office:value-type="float" office:value="6722.5" calcext:value-type="float">
            <text:p>6722.5</text:p>
          </table:table-cell>
          <table:table-cell office:value-type="float" office:value="4183.5" calcext:value-type="float">
            <text:p>4183.5</text:p>
          </table:table-cell>
        </table:table-row>
        <table:table-row table:style-name="ro1">
          <table:table-cell office:value-type="string" calcext:value-type="string">
            <text:p>512k</text:p>
          </table:table-cell>
          <table:table-cell office:value-type="float" office:value="6782.7" calcext:value-type="float">
            <text:p>6782.7</text:p>
          </table:table-cell>
          <table:table-cell office:value-type="float" office:value="6783.5" calcext:value-type="float">
            <text:p>6783.5</text:p>
          </table:table-cell>
          <table:table-cell office:value-type="float" office:value="6780.6" calcext:value-type="float">
            <text:p>6780.6</text:p>
          </table:table-cell>
          <table:table-cell office:value-type="float" office:value="6783" calcext:value-type="float">
            <text:p>6783</text:p>
          </table:table-cell>
          <table:table-cell office:value-type="float" office:value="6770" calcext:value-type="float">
            <text:p>6770</text:p>
          </table:table-cell>
          <table:table-cell office:value-type="float" office:value="6779.6" calcext:value-type="float">
            <text:p>6779.6</text:p>
          </table:table-cell>
          <table:table-cell office:value-type="float" office:value="6776.7" calcext:value-type="float">
            <text:p>6776.7</text:p>
          </table:table-cell>
          <table:table-cell office:value-type="float" office:value="6776.3" calcext:value-type="float">
            <text:p>6776.3</text:p>
          </table:table-cell>
          <table:table-cell office:value-type="float" office:value="6775.7" calcext:value-type="float">
            <text:p>6775.7</text:p>
          </table:table-cell>
          <table:table-cell office:value-type="float" office:value="6757.8" calcext:value-type="float">
            <text:p>6757.8</text:p>
          </table:table-cell>
          <table:table-cell office:value-type="float" office:value="6759.1" calcext:value-type="float">
            <text:p>6759.1</text:p>
          </table:table-cell>
          <table:table-cell office:value-type="float" office:value="6706.1" calcext:value-type="float">
            <text:p>6706.1</text:p>
          </table:table-cell>
          <table:table-cell office:value-type="float" office:value="6659.9" calcext:value-type="float">
            <text:p>6659.9</text:p>
          </table:table-cell>
          <table:table-cell office:value-type="float" office:value="6666.1" calcext:value-type="float">
            <text:p>6666.1</text:p>
          </table:table-cell>
          <table:table-cell office:value-type="float" office:value="6663.8" calcext:value-type="float">
            <text:p>6663.8</text:p>
          </table:table-cell>
          <table:table-cell office:value-type="float" office:value="5472" calcext:value-type="float">
            <text:p>5472</text:p>
          </table:table-cell>
          <table:table-cell office:value-type="float" office:value="6612.4" calcext:value-type="float">
            <text:p>6612.4</text:p>
          </table:table-cell>
          <table:table-cell office:value-type="float" office:value="6569" calcext:value-type="float">
            <text:p>6569</text:p>
          </table:table-cell>
          <table:table-cell office:value-type="float" office:value="6658.7" calcext:value-type="float">
            <text:p>6658.7</text:p>
          </table:table-cell>
          <table:table-cell office:value-type="float" office:value="6594.4" calcext:value-type="float">
            <text:p>6594.4</text:p>
          </table:table-cell>
          <table:table-cell office:value-type="float" office:value="6660.2" calcext:value-type="float">
            <text:p>6660.2</text:p>
          </table:table-cell>
          <table:table-cell office:value-type="float" office:value="6586.8" calcext:value-type="float">
            <text:p>6586.8</text:p>
          </table:table-cell>
          <table:table-cell office:value-type="float" office:value="6623.9" calcext:value-type="float">
            <text:p>6623.9</text:p>
          </table:table-cell>
          <table:table-cell office:value-type="float" office:value="6629.3" calcext:value-type="float">
            <text:p>6629.3</text:p>
          </table:table-cell>
          <table:table-cell office:value-type="float" office:value="6662.8" calcext:value-type="float">
            <text:p>6662.8</text:p>
          </table:table-cell>
          <table:table-cell office:value-type="float" office:value="6707.1" calcext:value-type="float">
            <text:p>6707.1</text:p>
          </table:table-cell>
          <table:table-cell office:value-type="float" office:value="6667.1" calcext:value-type="float">
            <text:p>6667.1</text:p>
          </table:table-cell>
          <table:table-cell office:value-type="float" office:value="6723.8" calcext:value-type="float">
            <text:p>6723.8</text:p>
          </table:table-cell>
          <table:table-cell office:value-type="float" office:value="6718.3" calcext:value-type="float">
            <text:p>6718.3</text:p>
          </table:table-cell>
          <table:table-cell office:value-type="float" office:value="6716.4" calcext:value-type="float">
            <text:p>6716.4</text:p>
          </table:table-cell>
          <table:table-cell office:value-type="float" office:value="6691.1" calcext:value-type="float">
            <text:p>6691.1</text:p>
          </table:table-cell>
          <table:table-cell office:value-type="float" office:value="4517.4" calcext:value-type="float">
            <text:p>4517.4</text:p>
          </table:table-cell>
          <table:table-cell office:value-type="float" office:value="6764.3" calcext:value-type="float">
            <text:p>6764.3</text:p>
          </table:table-cell>
          <table:table-cell office:value-type="float" office:value="6690.4" calcext:value-type="float">
            <text:p>6690.4</text:p>
          </table:table-cell>
          <table:table-cell office:value-type="float" office:value="6759.8" calcext:value-type="float">
            <text:p>6759.8</text:p>
          </table:table-cell>
          <table:table-cell office:value-type="float" office:value="6718.6" calcext:value-type="float">
            <text:p>6718.6</text:p>
          </table:table-cell>
          <table:table-cell office:value-type="float" office:value="6717.6" calcext:value-type="float">
            <text:p>6717.6</text:p>
          </table:table-cell>
          <table:table-cell office:value-type="float" office:value="6718.1" calcext:value-type="float">
            <text:p>6718.1</text:p>
          </table:table-cell>
          <table:table-cell office:value-type="float" office:value="6755.9" calcext:value-type="float">
            <text:p>6755.9</text:p>
          </table:table-cell>
          <table:table-cell office:value-type="float" office:value="6731.8" calcext:value-type="float">
            <text:p>6731.8</text:p>
          </table:table-cell>
          <table:table-cell office:value-type="float" office:value="6730.6" calcext:value-type="float">
            <text:p>6730.6</text:p>
          </table:table-cell>
          <table:table-cell office:value-type="float" office:value="6713.9" calcext:value-type="float">
            <text:p>6713.9</text:p>
          </table:table-cell>
          <table:table-cell office:value-type="float" office:value="6742.8" calcext:value-type="float">
            <text:p>6742.8</text:p>
          </table:table-cell>
          <table:table-cell office:value-type="float" office:value="6738.6" calcext:value-type="float">
            <text:p>6738.6</text:p>
          </table:table-cell>
          <table:table-cell office:value-type="float" office:value="6696" calcext:value-type="float">
            <text:p>6696</text:p>
          </table:table-cell>
          <table:table-cell office:value-type="float" office:value="6746.6" calcext:value-type="float">
            <text:p>6746.6</text:p>
          </table:table-cell>
          <table:table-cell office:value-type="float" office:value="6720.5" calcext:value-type="float">
            <text:p>6720.5</text:p>
          </table:table-cell>
          <table:table-cell office:value-type="float" office:value="6562.6" calcext:value-type="float">
            <text:p>6562.6</text:p>
          </table:table-cell>
          <table:table-cell office:value-type="float" office:value="6743.7" calcext:value-type="float">
            <text:p>6743.7</text:p>
          </table:table-cell>
          <table:table-cell office:value-type="float" office:value="6726.6" calcext:value-type="float">
            <text:p>6726.6</text:p>
          </table:table-cell>
          <table:table-cell office:value-type="float" office:value="6739.2" calcext:value-type="float">
            <text:p>6739.2</text:p>
          </table:table-cell>
          <table:table-cell office:value-type="float" office:value="6731.9" calcext:value-type="float">
            <text:p>6731.9</text:p>
          </table:table-cell>
          <table:table-cell office:value-type="float" office:value="6727.4" calcext:value-type="float">
            <text:p>6727.4</text:p>
          </table:table-cell>
          <table:table-cell office:value-type="float" office:value="6745.6" calcext:value-type="float">
            <text:p>6745.6</text:p>
          </table:table-cell>
          <table:table-cell office:value-type="float" office:value="6718.6" calcext:value-type="float">
            <text:p>6718.6</text:p>
          </table:table-cell>
          <table:table-cell office:value-type="float" office:value="6722.5" calcext:value-type="float">
            <text:p>6722.5</text:p>
          </table:table-cell>
          <table:table-cell office:value-type="float" office:value="6739.1" calcext:value-type="float">
            <text:p>6739.1</text:p>
          </table:table-cell>
          <table:table-cell office:value-type="float" office:value="6726.6" calcext:value-type="float">
            <text:p>6726.6</text:p>
          </table:table-cell>
          <table:table-cell office:value-type="float" office:value="6718.3" calcext:value-type="float">
            <text:p>6718.3</text:p>
          </table:table-cell>
          <table:table-cell office:value-type="float" office:value="6727.9" calcext:value-type="float">
            <text:p>6727.9</text:p>
          </table:table-cell>
          <table:table-cell office:value-type="float" office:value="6720.5" calcext:value-type="float">
            <text:p>6720.5</text:p>
          </table:table-cell>
          <table:table-cell office:value-type="float" office:value="6699.9" calcext:value-type="float">
            <text:p>6699.9</text:p>
          </table:table-cell>
          <table:table-cell office:value-type="float" office:value="6724" calcext:value-type="float">
            <text:p>6724</text:p>
          </table:table-cell>
          <table:table-cell office:value-type="float" office:value="4584.1" calcext:value-type="float">
            <text:p>4584.1</text:p>
          </table:table-cell>
        </table:table-row>
        <table:table-row table:style-name="ro1">
          <table:table-cell office:value-type="string" calcext:value-type="string">
            <text:p>256k</text:p>
          </table:table-cell>
          <table:table-cell office:value-type="float" office:value="6784.8" calcext:value-type="float">
            <text:p>6784.8</text:p>
          </table:table-cell>
          <table:table-cell office:value-type="float" office:value="6783.7" calcext:value-type="float">
            <text:p>6783.7</text:p>
          </table:table-cell>
          <table:table-cell office:value-type="float" office:value="6788.7" calcext:value-type="float">
            <text:p>6788.7</text:p>
          </table:table-cell>
          <table:table-cell office:value-type="float" office:value="6788" calcext:value-type="float">
            <text:p>6788</text:p>
          </table:table-cell>
          <table:table-cell office:value-type="float" office:value="6776.2" calcext:value-type="float">
            <text:p>6776.2</text:p>
          </table:table-cell>
          <table:table-cell office:value-type="float" office:value="6777.2" calcext:value-type="float">
            <text:p>6777.2</text:p>
          </table:table-cell>
          <table:table-cell office:value-type="float" office:value="6780.1" calcext:value-type="float">
            <text:p>6780.1</text:p>
          </table:table-cell>
          <table:table-cell office:value-type="float" office:value="6778.7" calcext:value-type="float">
            <text:p>6778.7</text:p>
          </table:table-cell>
          <table:table-cell office:value-type="float" office:value="6780.5" calcext:value-type="float">
            <text:p>6780.5</text:p>
          </table:table-cell>
          <table:table-cell office:value-type="float" office:value="6774.3" calcext:value-type="float">
            <text:p>6774.3</text:p>
          </table:table-cell>
          <table:table-cell office:value-type="float" office:value="6775.1" calcext:value-type="float">
            <text:p>6775.1</text:p>
          </table:table-cell>
          <table:table-cell office:value-type="float" office:value="6773.1" calcext:value-type="float">
            <text:p>6773.1</text:p>
          </table:table-cell>
          <table:table-cell office:value-type="float" office:value="6760.8" calcext:value-type="float">
            <text:p>6760.8</text:p>
          </table:table-cell>
          <table:table-cell office:value-type="float" office:value="6767" calcext:value-type="float">
            <text:p>6767</text:p>
          </table:table-cell>
          <table:table-cell office:value-type="float" office:value="6753.9" calcext:value-type="float">
            <text:p>6753.9</text:p>
          </table:table-cell>
          <table:table-cell office:value-type="float" office:value="6761.6" calcext:value-type="float">
            <text:p>6761.6</text:p>
          </table:table-cell>
          <table:table-cell office:value-type="float" office:value="6765.5" calcext:value-type="float">
            <text:p>6765.5</text:p>
          </table:table-cell>
          <table:table-cell office:value-type="float" office:value="6742.8" calcext:value-type="float">
            <text:p>6742.8</text:p>
          </table:table-cell>
          <table:table-cell office:value-type="float" office:value="6765.7" calcext:value-type="float">
            <text:p>6765.7</text:p>
          </table:table-cell>
          <table:table-cell office:value-type="float" office:value="6743.3" calcext:value-type="float">
            <text:p>6743.3</text:p>
          </table:table-cell>
          <table:table-cell office:value-type="float" office:value="6756.3" calcext:value-type="float">
            <text:p>6756.3</text:p>
          </table:table-cell>
          <table:table-cell office:value-type="float" office:value="6749.2" calcext:value-type="float">
            <text:p>6749.2</text:p>
          </table:table-cell>
          <table:table-cell office:value-type="float" office:value="6735.6" calcext:value-type="float">
            <text:p>6735.6</text:p>
          </table:table-cell>
          <table:table-cell office:value-type="float" office:value="6756.5" calcext:value-type="float">
            <text:p>6756.5</text:p>
          </table:table-cell>
          <table:table-cell office:value-type="float" office:value="6738.6" calcext:value-type="float">
            <text:p>6738.6</text:p>
          </table:table-cell>
          <table:table-cell office:value-type="float" office:value="6747" calcext:value-type="float">
            <text:p>6747</text:p>
          </table:table-cell>
          <table:table-cell office:value-type="float" office:value="6745.6" calcext:value-type="float">
            <text:p>6745.6</text:p>
          </table:table-cell>
          <table:table-cell office:value-type="float" office:value="6730.5" calcext:value-type="float">
            <text:p>6730.5</text:p>
          </table:table-cell>
          <table:table-cell office:value-type="float" office:value="6743.4" calcext:value-type="float">
            <text:p>6743.4</text:p>
          </table:table-cell>
          <table:table-cell office:value-type="float" office:value="6730.8" calcext:value-type="float">
            <text:p>6730.8</text:p>
          </table:table-cell>
          <table:table-cell office:value-type="float" office:value="6720.6" calcext:value-type="float">
            <text:p>6720.6</text:p>
          </table:table-cell>
          <table:table-cell office:value-type="float" office:value="6528.1" calcext:value-type="float">
            <text:p>6528.1</text:p>
          </table:table-cell>
          <table:table-cell office:value-type="float" office:value="6728.8" calcext:value-type="float">
            <text:p>6728.8</text:p>
          </table:table-cell>
          <table:table-cell office:value-type="float" office:value="6711.5" calcext:value-type="float">
            <text:p>6711.5</text:p>
          </table:table-cell>
          <table:table-cell office:value-type="float" office:value="6707.2" calcext:value-type="float">
            <text:p>6707.2</text:p>
          </table:table-cell>
          <table:table-cell office:value-type="float" office:value="6735.4" calcext:value-type="float">
            <text:p>6735.4</text:p>
          </table:table-cell>
          <table:table-cell office:value-type="float" office:value="6718.9" calcext:value-type="float">
            <text:p>6718.9</text:p>
          </table:table-cell>
          <table:table-cell office:value-type="float" office:value="6690.5" calcext:value-type="float">
            <text:p>6690.5</text:p>
          </table:table-cell>
          <table:table-cell office:value-type="float" office:value="6706.7" calcext:value-type="float">
            <text:p>6706.7</text:p>
          </table:table-cell>
          <table:table-cell office:value-type="float" office:value="6714" calcext:value-type="float">
            <text:p>6714</text:p>
          </table:table-cell>
          <table:table-cell office:value-type="float" office:value="6710.5" calcext:value-type="float">
            <text:p>6710.5</text:p>
          </table:table-cell>
          <table:table-cell office:value-type="float" office:value="6687.4" calcext:value-type="float">
            <text:p>6687.4</text:p>
          </table:table-cell>
          <table:table-cell office:value-type="float" office:value="6699.5" calcext:value-type="float">
            <text:p>6699.5</text:p>
          </table:table-cell>
          <table:table-cell office:value-type="float" office:value="6706.5" calcext:value-type="float">
            <text:p>6706.5</text:p>
          </table:table-cell>
          <table:table-cell office:value-type="float" office:value="6708.9" calcext:value-type="float">
            <text:p>6708.9</text:p>
          </table:table-cell>
          <table:table-cell office:value-type="float" office:value="6704.2" calcext:value-type="float">
            <text:p>6704.2</text:p>
          </table:table-cell>
          <table:table-cell office:value-type="float" office:value="6684.1" calcext:value-type="float">
            <text:p>6684.1</text:p>
          </table:table-cell>
          <table:table-cell office:value-type="float" office:value="6696.7" calcext:value-type="float">
            <text:p>6696.7</text:p>
          </table:table-cell>
          <table:table-cell office:value-type="float" office:value="6710.2" calcext:value-type="float">
            <text:p>6710.2</text:p>
          </table:table-cell>
          <table:table-cell office:value-type="float" office:value="6706.8" calcext:value-type="float">
            <text:p>6706.8</text:p>
          </table:table-cell>
          <table:table-cell office:value-type="float" office:value="6690.4" calcext:value-type="float">
            <text:p>6690.4</text:p>
          </table:table-cell>
          <table:table-cell office:value-type="float" office:value="6672.5" calcext:value-type="float">
            <text:p>6672.5</text:p>
          </table:table-cell>
          <table:table-cell office:value-type="float" office:value="6689.4" calcext:value-type="float">
            <text:p>6689.4</text:p>
          </table:table-cell>
          <table:table-cell office:value-type="float" office:value="6695.8" calcext:value-type="float">
            <text:p>6695.8</text:p>
          </table:table-cell>
          <table:table-cell office:value-type="float" office:value="6718.6" calcext:value-type="float">
            <text:p>6718.6</text:p>
          </table:table-cell>
          <table:table-cell office:value-type="float" office:value="6677.2" calcext:value-type="float">
            <text:p>6677.2</text:p>
          </table:table-cell>
          <table:table-cell office:value-type="float" office:value="6676.6" calcext:value-type="float">
            <text:p>6676.6</text:p>
          </table:table-cell>
          <table:table-cell office:value-type="float" office:value="6689.9" calcext:value-type="float">
            <text:p>6689.9</text:p>
          </table:table-cell>
          <table:table-cell office:value-type="float" office:value="6665.1" calcext:value-type="float">
            <text:p>6665.1</text:p>
          </table:table-cell>
          <table:table-cell office:value-type="float" office:value="6670.9" calcext:value-type="float">
            <text:p>6670.9</text:p>
          </table:table-cell>
          <table:table-cell office:value-type="float" office:value="6656.9" calcext:value-type="float">
            <text:p>6656.9</text:p>
          </table:table-cell>
          <table:table-cell office:value-type="float" office:value="6653.1" calcext:value-type="float">
            <text:p>6653.1</text:p>
          </table:table-cell>
          <table:table-cell office:value-type="float" office:value="6658.2" calcext:value-type="float">
            <text:p>6658.2</text:p>
          </table:table-cell>
          <table:table-cell office:value-type="float" office:value="6456.7" calcext:value-type="float">
            <text:p>6456.7</text:p>
          </table:table-cell>
        </table:table-row>
        <table:table-row table:style-name="ro1">
          <table:table-cell office:value-type="string" calcext:value-type="string">
            <text:p>128k</text:p>
          </table:table-cell>
          <table:table-cell office:value-type="float" office:value="6785.9" calcext:value-type="float">
            <text:p>6785.9</text:p>
          </table:table-cell>
          <table:table-cell office:value-type="float" office:value="6784.1" calcext:value-type="float">
            <text:p>6784.1</text:p>
          </table:table-cell>
          <table:table-cell office:value-type="float" office:value="6784.2" calcext:value-type="float">
            <text:p>6784.2</text:p>
          </table:table-cell>
          <table:table-cell office:value-type="float" office:value="6780.2" calcext:value-type="float">
            <text:p>6780.2</text:p>
          </table:table-cell>
          <table:table-cell office:value-type="float" office:value="6780.1" calcext:value-type="float">
            <text:p>6780.1</text:p>
          </table:table-cell>
          <table:table-cell office:value-type="float" office:value="6775.5" calcext:value-type="float">
            <text:p>6775.5</text:p>
          </table:table-cell>
          <table:table-cell office:value-type="float" office:value="6756.1" calcext:value-type="float">
            <text:p>6756.1</text:p>
          </table:table-cell>
          <table:table-cell office:value-type="float" office:value="6770.9" calcext:value-type="float">
            <text:p>6770.9</text:p>
          </table:table-cell>
          <table:table-cell office:value-type="float" office:value="6749.7" calcext:value-type="float">
            <text:p>6749.7</text:p>
          </table:table-cell>
          <table:table-cell office:value-type="float" office:value="6758.8" calcext:value-type="float">
            <text:p>6758.8</text:p>
          </table:table-cell>
          <table:table-cell office:value-type="float" office:value="6736.5" calcext:value-type="float">
            <text:p>6736.5</text:p>
          </table:table-cell>
          <table:table-cell office:value-type="float" office:value="6758.8" calcext:value-type="float">
            <text:p>6758.8</text:p>
          </table:table-cell>
          <table:table-cell office:value-type="float" office:value="6742" calcext:value-type="float">
            <text:p>6742</text:p>
          </table:table-cell>
          <table:table-cell office:value-type="float" office:value="6725.1" calcext:value-type="float">
            <text:p>6725.1</text:p>
          </table:table-cell>
          <table:table-cell office:value-type="float" office:value="6745.2" calcext:value-type="float">
            <text:p>6745.2</text:p>
          </table:table-cell>
          <table:table-cell office:value-type="float" office:value="6743" calcext:value-type="float">
            <text:p>6743</text:p>
          </table:table-cell>
          <table:table-cell office:value-type="float" office:value="6721.2" calcext:value-type="float">
            <text:p>6721.2</text:p>
          </table:table-cell>
          <table:table-cell office:value-type="float" office:value="6721.6" calcext:value-type="float">
            <text:p>6721.6</text:p>
          </table:table-cell>
          <table:table-cell office:value-type="float" office:value="6730.4" calcext:value-type="float">
            <text:p>6730.4</text:p>
          </table:table-cell>
          <table:table-cell office:value-type="float" office:value="6717.8" calcext:value-type="float">
            <text:p>6717.8</text:p>
          </table:table-cell>
          <table:table-cell office:value-type="float" office:value="6699.4" calcext:value-type="float">
            <text:p>6699.4</text:p>
          </table:table-cell>
          <table:table-cell office:value-type="float" office:value="6702.3" calcext:value-type="float">
            <text:p>6702.3</text:p>
          </table:table-cell>
          <table:table-cell office:value-type="float" office:value="6712.9" calcext:value-type="float">
            <text:p>6712.9</text:p>
          </table:table-cell>
          <table:table-cell office:value-type="float" office:value="6715" calcext:value-type="float">
            <text:p>6715</text:p>
          </table:table-cell>
          <table:table-cell office:value-type="float" office:value="6697.3" calcext:value-type="float">
            <text:p>6697.3</text:p>
          </table:table-cell>
          <table:table-cell office:value-type="float" office:value="6682.4" calcext:value-type="float">
            <text:p>6682.4</text:p>
          </table:table-cell>
          <table:table-cell office:value-type="float" office:value="6695.8" calcext:value-type="float">
            <text:p>6695.8</text:p>
          </table:table-cell>
          <table:table-cell office:value-type="float" office:value="6693.1" calcext:value-type="float">
            <text:p>6693.1</text:p>
          </table:table-cell>
          <table:table-cell office:value-type="float" office:value="6689.9" calcext:value-type="float">
            <text:p>6689.9</text:p>
          </table:table-cell>
          <table:table-cell office:value-type="float" office:value="6670.9" calcext:value-type="float">
            <text:p>6670.9</text:p>
          </table:table-cell>
          <table:table-cell office:value-type="float" office:value="6670.6" calcext:value-type="float">
            <text:p>6670.6</text:p>
          </table:table-cell>
          <table:table-cell office:value-type="float" office:value="6542.6" calcext:value-type="float">
            <text:p>6542.6</text:p>
          </table:table-cell>
          <table:table-cell office:value-type="float" office:value="6718.5" calcext:value-type="float">
            <text:p>6718.5</text:p>
          </table:table-cell>
          <table:table-cell office:value-type="float" office:value="6698.5" calcext:value-type="float">
            <text:p>6698.5</text:p>
          </table:table-cell>
          <table:table-cell office:value-type="float" office:value="6679.7" calcext:value-type="float">
            <text:p>6679.7</text:p>
          </table:table-cell>
          <table:table-cell office:value-type="float" office:value="6665.9" calcext:value-type="float">
            <text:p>6665.9</text:p>
          </table:table-cell>
          <table:table-cell office:value-type="float" office:value="6690.7" calcext:value-type="float">
            <text:p>6690.7</text:p>
          </table:table-cell>
          <table:table-cell office:value-type="float" office:value="6676.1" calcext:value-type="float">
            <text:p>6676.1</text:p>
          </table:table-cell>
          <table:table-cell office:value-type="float" office:value="6690.9" calcext:value-type="float">
            <text:p>6690.9</text:p>
          </table:table-cell>
          <table:table-cell office:value-type="float" office:value="6701.5" calcext:value-type="float">
            <text:p>6701.5</text:p>
          </table:table-cell>
          <table:table-cell office:value-type="float" office:value="6697.7" calcext:value-type="float">
            <text:p>6697.7</text:p>
          </table:table-cell>
          <table:table-cell office:value-type="float" office:value="6670.5" calcext:value-type="float">
            <text:p>6670.5</text:p>
          </table:table-cell>
          <table:table-cell office:value-type="float" office:value="6667" calcext:value-type="float">
            <text:p>6667</text:p>
          </table:table-cell>
          <table:table-cell office:value-type="float" office:value="6659.5" calcext:value-type="float">
            <text:p>6659.5</text:p>
          </table:table-cell>
          <table:table-cell office:value-type="float" office:value="6652.4" calcext:value-type="float">
            <text:p>6652.4</text:p>
          </table:table-cell>
          <table:table-cell office:value-type="float" office:value="6652" calcext:value-type="float">
            <text:p>6652</text:p>
          </table:table-cell>
          <table:table-cell office:value-type="float" office:value="6656.3" calcext:value-type="float">
            <text:p>6656.3</text:p>
          </table:table-cell>
          <table:table-cell office:value-type="float" office:value="6623.3" calcext:value-type="float">
            <text:p>6623.3</text:p>
          </table:table-cell>
          <table:table-cell office:value-type="float" office:value="6667.1" calcext:value-type="float">
            <text:p>6667.1</text:p>
          </table:table-cell>
          <table:table-cell office:value-type="float" office:value="6654.8" calcext:value-type="float">
            <text:p>6654.8</text:p>
          </table:table-cell>
          <table:table-cell office:value-type="float" office:value="6666.3" calcext:value-type="float">
            <text:p>6666.3</text:p>
          </table:table-cell>
          <table:table-cell office:value-type="float" office:value="6641.9" calcext:value-type="float">
            <text:p>6641.9</text:p>
          </table:table-cell>
          <table:table-cell office:value-type="float" office:value="6634.6" calcext:value-type="float">
            <text:p>6634.6</text:p>
          </table:table-cell>
          <table:table-cell office:value-type="float" office:value="6619.7" calcext:value-type="float">
            <text:p>6619.7</text:p>
          </table:table-cell>
          <table:table-cell office:value-type="float" office:value="6630.3" calcext:value-type="float">
            <text:p>6630.3</text:p>
          </table:table-cell>
          <table:table-cell office:value-type="float" office:value="6644.2" calcext:value-type="float">
            <text:p>6644.2</text:p>
          </table:table-cell>
          <table:table-cell office:value-type="float" office:value="6643" calcext:value-type="float">
            <text:p>6643</text:p>
          </table:table-cell>
          <table:table-cell office:value-type="float" office:value="6644.8" calcext:value-type="float">
            <text:p>6644.8</text:p>
          </table:table-cell>
          <table:table-cell office:value-type="float" office:value="6663.6" calcext:value-type="float">
            <text:p>6663.6</text:p>
          </table:table-cell>
          <table:table-cell office:value-type="float" office:value="6618.8" calcext:value-type="float">
            <text:p>6618.8</text:p>
          </table:table-cell>
          <table:table-cell office:value-type="float" office:value="6643.9" calcext:value-type="float">
            <text:p>6643.9</text:p>
          </table:table-cell>
          <table:table-cell office:value-type="float" office:value="6606.9" calcext:value-type="float">
            <text:p>6606.9</text:p>
          </table:table-cell>
          <table:table-cell office:value-type="float" office:value="6603.8" calcext:value-type="float">
            <text:p>6603.8</text:p>
          </table:table-cell>
          <table:table-cell office:value-type="float" office:value="6560.1" calcext:value-type="float">
            <text:p>6560.1</text:p>
          </table:table-cell>
        </table:table-row>
        <table:table-row table:style-name="ro1">
          <table:table-cell office:value-type="string" calcext:value-type="string">
            <text:p>64k</text:p>
          </table:table-cell>
          <table:table-cell office:value-type="float" office:value="6782.6" calcext:value-type="float">
            <text:p>6782.6</text:p>
          </table:table-cell>
          <table:table-cell office:value-type="float" office:value="6783.4" calcext:value-type="float">
            <text:p>6783.4</text:p>
          </table:table-cell>
          <table:table-cell office:value-type="float" office:value="6772" calcext:value-type="float">
            <text:p>6772</text:p>
          </table:table-cell>
          <table:table-cell office:value-type="float" office:value="6764.7" calcext:value-type="float">
            <text:p>6764.7</text:p>
          </table:table-cell>
          <table:table-cell office:value-type="float" office:value="6760.7" calcext:value-type="float">
            <text:p>6760.7</text:p>
          </table:table-cell>
          <table:table-cell office:value-type="float" office:value="6751.9" calcext:value-type="float">
            <text:p>6751.9</text:p>
          </table:table-cell>
          <table:table-cell office:value-type="float" office:value="6725.1" calcext:value-type="float">
            <text:p>6725.1</text:p>
          </table:table-cell>
          <table:table-cell office:value-type="float" office:value="6746.1" calcext:value-type="float">
            <text:p>6746.1</text:p>
          </table:table-cell>
          <table:table-cell office:value-type="float" office:value="6728.5" calcext:value-type="float">
            <text:p>6728.5</text:p>
          </table:table-cell>
          <table:table-cell office:value-type="float" office:value="6714" calcext:value-type="float">
            <text:p>6714</text:p>
          </table:table-cell>
          <table:table-cell office:value-type="float" office:value="6698.1" calcext:value-type="float">
            <text:p>6698.1</text:p>
          </table:table-cell>
          <table:table-cell office:value-type="float" office:value="6710.4" calcext:value-type="float">
            <text:p>6710.4</text:p>
          </table:table-cell>
          <table:table-cell office:value-type="float" office:value="6702.1" calcext:value-type="float">
            <text:p>6702.1</text:p>
          </table:table-cell>
          <table:table-cell office:value-type="float" office:value="6693.1" calcext:value-type="float">
            <text:p>6693.1</text:p>
          </table:table-cell>
          <table:table-cell office:value-type="float" office:value="6687.9" calcext:value-type="float">
            <text:p>6687.9</text:p>
          </table:table-cell>
          <table:table-cell office:value-type="float" office:value="6666.8" calcext:value-type="float">
            <text:p>6666.8</text:p>
          </table:table-cell>
          <table:table-cell office:value-type="float" office:value="6711.5" calcext:value-type="float">
            <text:p>6711.5</text:p>
          </table:table-cell>
          <table:table-cell office:value-type="float" office:value="6693.2" calcext:value-type="float">
            <text:p>6693.2</text:p>
          </table:table-cell>
          <table:table-cell office:value-type="float" office:value="6697.7" calcext:value-type="float">
            <text:p>6697.7</text:p>
          </table:table-cell>
          <table:table-cell office:value-type="float" office:value="6686.4" calcext:value-type="float">
            <text:p>6686.4</text:p>
          </table:table-cell>
          <table:table-cell office:value-type="float" office:value="6662.6" calcext:value-type="float">
            <text:p>6662.6</text:p>
          </table:table-cell>
          <table:table-cell office:value-type="float" office:value="6651.3" calcext:value-type="float">
            <text:p>6651.3</text:p>
          </table:table-cell>
          <table:table-cell office:value-type="float" office:value="6652" calcext:value-type="float">
            <text:p>6652</text:p>
          </table:table-cell>
          <table:table-cell office:value-type="float" office:value="6659.2" calcext:value-type="float">
            <text:p>6659.2</text:p>
          </table:table-cell>
          <table:table-cell office:value-type="float" office:value="6664.2" calcext:value-type="float">
            <text:p>6664.2</text:p>
          </table:table-cell>
          <table:table-cell office:value-type="float" office:value="6641.9" calcext:value-type="float">
            <text:p>6641.9</text:p>
          </table:table-cell>
          <table:table-cell office:value-type="float" office:value="6650" calcext:value-type="float">
            <text:p>6650</text:p>
          </table:table-cell>
          <table:table-cell office:value-type="float" office:value="6644.2" calcext:value-type="float">
            <text:p>6644.2</text:p>
          </table:table-cell>
          <table:table-cell office:value-type="float" office:value="6644.8" calcext:value-type="float">
            <text:p>6644.8</text:p>
          </table:table-cell>
          <table:table-cell office:value-type="float" office:value="6596.6" calcext:value-type="float">
            <text:p>6596.6</text:p>
          </table:table-cell>
          <table:table-cell office:value-type="float" office:value="6629.9" calcext:value-type="float">
            <text:p>6629.9</text:p>
          </table:table-cell>
          <table:table-cell office:value-type="float" office:value="6411.7" calcext:value-type="float">
            <text:p>6411.7</text:p>
          </table:table-cell>
          <table:table-cell office:value-type="float" office:value="6592.9" calcext:value-type="float">
            <text:p>6592.9</text:p>
          </table:table-cell>
          <table:table-cell office:value-type="float" office:value="6632.8" calcext:value-type="float">
            <text:p>6632.8</text:p>
          </table:table-cell>
          <table:table-cell office:value-type="float" office:value="6607.7" calcext:value-type="float">
            <text:p>6607.7</text:p>
          </table:table-cell>
          <table:table-cell office:value-type="float" office:value="6618.8" calcext:value-type="float">
            <text:p>6618.8</text:p>
          </table:table-cell>
          <table:table-cell office:value-type="float" office:value="6628.1" calcext:value-type="float">
            <text:p>6628.1</text:p>
          </table:table-cell>
          <table:table-cell office:value-type="float" office:value="6603.2" calcext:value-type="float">
            <text:p>6603.2</text:p>
          </table:table-cell>
          <table:table-cell office:value-type="float" office:value="6574.5" calcext:value-type="float">
            <text:p>6574.5</text:p>
          </table:table-cell>
          <table:table-cell office:value-type="float" office:value="6581.9" calcext:value-type="float">
            <text:p>6581.9</text:p>
          </table:table-cell>
          <table:table-cell office:value-type="float" office:value="6582.8" calcext:value-type="float">
            <text:p>6582.8</text:p>
          </table:table-cell>
          <table:table-cell office:value-type="float" office:value="6576.7" calcext:value-type="float">
            <text:p>6576.7</text:p>
          </table:table-cell>
          <table:table-cell office:value-type="float" office:value="6563.3" calcext:value-type="float">
            <text:p>6563.3</text:p>
          </table:table-cell>
          <table:table-cell office:value-type="float" office:value="6537.7" calcext:value-type="float">
            <text:p>6537.7</text:p>
          </table:table-cell>
          <table:table-cell office:value-type="float" office:value="6520" calcext:value-type="float">
            <text:p>6520</text:p>
          </table:table-cell>
          <table:table-cell office:value-type="float" office:value="6522.8" calcext:value-type="float">
            <text:p>6522.8</text:p>
          </table:table-cell>
          <table:table-cell office:value-type="float" office:value="6518" calcext:value-type="float">
            <text:p>6518</text:p>
          </table:table-cell>
          <table:table-cell office:value-type="float" office:value="6552.6" calcext:value-type="float">
            <text:p>6552.6</text:p>
          </table:table-cell>
          <table:table-cell office:value-type="float" office:value="6540.3" calcext:value-type="float">
            <text:p>6540.3</text:p>
          </table:table-cell>
          <table:table-cell office:value-type="float" office:value="6568.9" calcext:value-type="float">
            <text:p>6568.9</text:p>
          </table:table-cell>
          <table:table-cell office:value-type="float" office:value="6534.5" calcext:value-type="float">
            <text:p>6534.5</text:p>
          </table:table-cell>
          <table:table-cell office:value-type="float" office:value="6536.6" calcext:value-type="float">
            <text:p>6536.6</text:p>
          </table:table-cell>
          <table:table-cell office:value-type="float" office:value="6525" calcext:value-type="float">
            <text:p>6525</text:p>
          </table:table-cell>
          <table:table-cell office:value-type="float" office:value="6537.8" calcext:value-type="float">
            <text:p>6537.8</text:p>
          </table:table-cell>
          <table:table-cell office:value-type="float" office:value="6556.6" calcext:value-type="float">
            <text:p>6556.6</text:p>
          </table:table-cell>
          <table:table-cell office:value-type="float" office:value="6500.6" calcext:value-type="float">
            <text:p>6500.6</text:p>
          </table:table-cell>
          <table:table-cell office:value-type="float" office:value="6504.4" calcext:value-type="float">
            <text:p>6504.4</text:p>
          </table:table-cell>
          <table:table-cell office:value-type="float" office:value="6472.6" calcext:value-type="float">
            <text:p>6472.6</text:p>
          </table:table-cell>
          <table:table-cell office:value-type="float" office:value="6508.8" calcext:value-type="float">
            <text:p>6508.8</text:p>
          </table:table-cell>
          <table:table-cell office:value-type="float" office:value="6466.4" calcext:value-type="float">
            <text:p>6466.4</text:p>
          </table:table-cell>
          <table:table-cell office:value-type="float" office:value="6444.6" calcext:value-type="float">
            <text:p>6444.6</text:p>
          </table:table-cell>
          <table:table-cell office:value-type="float" office:value="6472" calcext:value-type="float">
            <text:p>6472</text:p>
          </table:table-cell>
          <table:table-cell office:value-type="float" office:value="6455.8" calcext:value-type="float">
            <text:p>6455.8</text:p>
          </table:table-cell>
          <table:table-cell office:value-type="float" office:value="6400.6" calcext:value-type="float">
            <text:p>6400.6</text:p>
          </table:table-cell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6786.5" calcext:value-type="float">
            <text:p>6786.5</text:p>
          </table:table-cell>
          <table:table-cell office:value-type="float" office:value="6752.3" calcext:value-type="float">
            <text:p>6752.3</text:p>
          </table:table-cell>
          <table:table-cell office:value-type="float" office:value="6754.2" calcext:value-type="float">
            <text:p>6754.2</text:p>
          </table:table-cell>
          <table:table-cell office:value-type="float" office:value="6743" calcext:value-type="float">
            <text:p>6743</text:p>
          </table:table-cell>
          <table:table-cell office:value-type="float" office:value="6706.4" calcext:value-type="float">
            <text:p>6706.4</text:p>
          </table:table-cell>
          <table:table-cell office:value-type="float" office:value="6705.8" calcext:value-type="float">
            <text:p>6705.8</text:p>
          </table:table-cell>
          <table:table-cell office:value-type="float" office:value="6682.5" calcext:value-type="float">
            <text:p>6682.5</text:p>
          </table:table-cell>
          <table:table-cell office:value-type="float" office:value="6697.1" calcext:value-type="float">
            <text:p>6697.1</text:p>
          </table:table-cell>
          <table:table-cell office:value-type="float" office:value="6693.2" calcext:value-type="float">
            <text:p>6693.2</text:p>
          </table:table-cell>
          <table:table-cell office:value-type="float" office:value="6686.4" calcext:value-type="float">
            <text:p>6686.4</text:p>
          </table:table-cell>
          <table:table-cell office:value-type="float" office:value="6659.5" calcext:value-type="float">
            <text:p>6659.5</text:p>
          </table:table-cell>
          <table:table-cell office:value-type="float" office:value="6641.2" calcext:value-type="float">
            <text:p>6641.2</text:p>
          </table:table-cell>
          <table:table-cell office:value-type="float" office:value="6641.9" calcext:value-type="float">
            <text:p>6641.9</text:p>
          </table:table-cell>
          <table:table-cell office:value-type="float" office:value="6633.7" calcext:value-type="float">
            <text:p>6633.7</text:p>
          </table:table-cell>
          <table:table-cell office:value-type="float" office:value="6618.8" calcext:value-type="float">
            <text:p>6618.8</text:p>
          </table:table-cell>
          <table:table-cell office:value-type="float" office:value="6595.3" calcext:value-type="float">
            <text:p>6595.3</text:p>
          </table:table-cell>
          <table:table-cell office:value-type="float" office:value="6632.8" calcext:value-type="float">
            <text:p>6632.8</text:p>
          </table:table-cell>
          <table:table-cell office:value-type="float" office:value="6592.2" calcext:value-type="float">
            <text:p>6592.2</text:p>
          </table:table-cell>
          <table:table-cell office:value-type="float" office:value="6589.2" calcext:value-type="float">
            <text:p>6589.2</text:p>
          </table:table-cell>
          <table:table-cell office:value-type="float" office:value="6596.6" calcext:value-type="float">
            <text:p>6596.6</text:p>
          </table:table-cell>
          <table:table-cell office:value-type="float" office:value="6546.1" calcext:value-type="float">
            <text:p>6546.1</text:p>
          </table:table-cell>
          <table:table-cell office:value-type="float" office:value="6537.7" calcext:value-type="float">
            <text:p>6537.7</text:p>
          </table:table-cell>
          <table:table-cell office:value-type="float" office:value="6522.8" calcext:value-type="float">
            <text:p>6522.8</text:p>
          </table:table-cell>
          <table:table-cell office:value-type="float" office:value="6552.6" calcext:value-type="float">
            <text:p>6552.6</text:p>
          </table:table-cell>
          <table:table-cell office:value-type="float" office:value="6532.5" calcext:value-type="float">
            <text:p>6532.5</text:p>
          </table:table-cell>
          <table:table-cell office:value-type="float" office:value="6517.9" calcext:value-type="float">
            <text:p>6517.9</text:p>
          </table:table-cell>
          <table:table-cell office:value-type="float" office:value="6498.8" calcext:value-type="float">
            <text:p>6498.8</text:p>
          </table:table-cell>
          <table:table-cell office:value-type="float" office:value="6500.6" calcext:value-type="float">
            <text:p>6500.6</text:p>
          </table:table-cell>
          <table:table-cell office:value-type="float" office:value="6472.6" calcext:value-type="float">
            <text:p>6472.6</text:p>
          </table:table-cell>
          <table:table-cell office:value-type="float" office:value="6509.2" calcext:value-type="float">
            <text:p>6509.2</text:p>
          </table:table-cell>
          <table:table-cell office:value-type="float" office:value="6472" calcext:value-type="float">
            <text:p>6472</text:p>
          </table:table-cell>
          <table:table-cell office:value-type="float" office:value="6536.8" calcext:value-type="float">
            <text:p>6536.8</text:p>
          </table:table-cell>
          <table:table-cell office:value-type="float" office:value="6400.6" calcext:value-type="float">
            <text:p>6400.6</text:p>
          </table:table-cell>
          <table:table-cell office:value-type="float" office:value="6468.5" calcext:value-type="float">
            <text:p>6468.5</text:p>
          </table:table-cell>
          <table:table-cell office:value-type="float" office:value="6406.7" calcext:value-type="float">
            <text:p>6406.7</text:p>
          </table:table-cell>
          <table:table-cell office:value-type="float" office:value="6449.4" calcext:value-type="float">
            <text:p>6449.4</text:p>
          </table:table-cell>
          <table:table-cell office:value-type="float" office:value="6424" calcext:value-type="float">
            <text:p>6424</text:p>
          </table:table-cell>
          <table:table-cell office:value-type="float" office:value="6412.2" calcext:value-type="float">
            <text:p>6412.2</text:p>
          </table:table-cell>
          <table:table-cell office:value-type="float" office:value="6380.4" calcext:value-type="float">
            <text:p>6380.4</text:p>
          </table:table-cell>
          <table:table-cell office:value-type="float" office:value="6382.4" calcext:value-type="float">
            <text:p>6382.4</text:p>
          </table:table-cell>
          <table:table-cell office:value-type="float" office:value="6449.9" calcext:value-type="float">
            <text:p>6449.9</text:p>
          </table:table-cell>
          <table:table-cell office:value-type="float" office:value="6470.7" calcext:value-type="float">
            <text:p>6470.7</text:p>
          </table:table-cell>
          <table:table-cell office:value-type="float" office:value="6380.1" calcext:value-type="float">
            <text:p>6380.1</text:p>
          </table:table-cell>
          <table:table-cell office:value-type="float" office:value="12175.7" calcext:value-type="float">
            <text:p>12175.7</text:p>
          </table:table-cell>
          <table:table-cell office:value-type="float" office:value="12247.9" calcext:value-type="float">
            <text:p>12247.9</text:p>
          </table:table-cell>
          <table:table-cell office:value-type="float" office:value="12443.9" calcext:value-type="float">
            <text:p>12443.9</text:p>
          </table:table-cell>
          <table:table-cell office:value-type="float" office:value="12935.3" calcext:value-type="float">
            <text:p>12935.3</text:p>
          </table:table-cell>
          <table:table-cell office:value-type="float" office:value="6296" calcext:value-type="float">
            <text:p>6296</text:p>
          </table:table-cell>
          <table:table-cell office:value-type="float" office:value="6295.9" calcext:value-type="float">
            <text:p>6295.9</text:p>
          </table:table-cell>
          <table:table-cell office:value-type="float" office:value="13553" calcext:value-type="float">
            <text:p>13553</text:p>
          </table:table-cell>
          <table:table-cell office:value-type="float" office:value="13924.2" calcext:value-type="float">
            <text:p>13924.2</text:p>
          </table:table-cell>
          <table:table-cell office:value-type="float" office:value="14001.3" calcext:value-type="float">
            <text:p>14001.3</text:p>
          </table:table-cell>
          <table:table-cell office:value-type="float" office:value="6215.1" calcext:value-type="float">
            <text:p>6215.1</text:p>
          </table:table-cell>
          <table:table-cell office:value-type="float" office:value="6269.6" calcext:value-type="float">
            <text:p>6269.6</text:p>
          </table:table-cell>
          <table:table-cell office:value-type="float" office:value="14281.4" calcext:value-type="float">
            <text:p>14281.4</text:p>
          </table:table-cell>
          <table:table-cell office:value-type="float" office:value="6194.7" calcext:value-type="float">
            <text:p>6194.7</text:p>
          </table:table-cell>
          <table:table-cell office:value-type="float" office:value="16401.6" calcext:value-type="float">
            <text:p>16401.6</text:p>
          </table:table-cell>
          <table:table-cell office:value-type="float" office:value="16115.8" calcext:value-type="float">
            <text:p>16115.8</text:p>
          </table:table-cell>
          <table:table-cell office:value-type="float" office:value="16378.6" calcext:value-type="float">
            <text:p>16378.6</text:p>
          </table:table-cell>
          <table:table-cell office:value-type="float" office:value="16659.2" calcext:value-type="float">
            <text:p>16659.2</text:p>
          </table:table-cell>
          <table:table-cell office:value-type="float" office:value="15847.4" calcext:value-type="float">
            <text:p>15847.4</text:p>
          </table:table-cell>
          <table:table-cell office:value-type="float" office:value="16110" calcext:value-type="float">
            <text:p>16110</text:p>
          </table:table-cell>
          <table:table-cell office:value-type="float" office:value="16139.5" calcext:value-type="float">
            <text:p>16139.5</text:p>
          </table:table-cell>
          <table:table-cell office:value-type="float" office:value="16458.7" calcext:value-type="float">
            <text:p>16458.7</text:p>
          </table:table-cell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6758.5" calcext:value-type="float">
            <text:p>6758.5</text:p>
          </table:table-cell>
          <table:table-cell office:value-type="float" office:value="6755.4" calcext:value-type="float">
            <text:p>6755.4</text:p>
          </table:table-cell>
          <table:table-cell office:value-type="float" office:value="6728.8" calcext:value-type="float">
            <text:p>6728.8</text:p>
          </table:table-cell>
          <table:table-cell office:value-type="float" office:value="6709.3" calcext:value-type="float">
            <text:p>6709.3</text:p>
          </table:table-cell>
          <table:table-cell office:value-type="float" office:value="6671.2" calcext:value-type="float">
            <text:p>6671.2</text:p>
          </table:table-cell>
          <table:table-cell office:value-type="float" office:value="6641.2" calcext:value-type="float">
            <text:p>6641.2</text:p>
          </table:table-cell>
          <table:table-cell office:value-type="float" office:value="6644.2" calcext:value-type="float">
            <text:p>6644.2</text:p>
          </table:table-cell>
          <table:table-cell office:value-type="float" office:value="6630.8" calcext:value-type="float">
            <text:p>6630.8</text:p>
          </table:table-cell>
          <table:table-cell office:value-type="float" office:value="6605.5" calcext:value-type="float">
            <text:p>6605.5</text:p>
          </table:table-cell>
          <table:table-cell office:value-type="float" office:value="6581.9" calcext:value-type="float">
            <text:p>6581.9</text:p>
          </table:table-cell>
          <table:table-cell office:value-type="float" office:value="6585.9" calcext:value-type="float">
            <text:p>6585.9</text:p>
          </table:table-cell>
          <table:table-cell office:value-type="float" office:value="6552.6" calcext:value-type="float">
            <text:p>6552.6</text:p>
          </table:table-cell>
          <table:table-cell office:value-type="float" office:value="6499.2" calcext:value-type="float">
            <text:p>6499.2</text:p>
          </table:table-cell>
          <table:table-cell office:value-type="float" office:value="6480.6" calcext:value-type="float">
            <text:p>6480.6</text:p>
          </table:table-cell>
          <table:table-cell office:value-type="float" office:value="6466.4" calcext:value-type="float">
            <text:p>6466.4</text:p>
          </table:table-cell>
          <table:table-cell office:value-type="float" office:value="6513.7" calcext:value-type="float">
            <text:p>6513.7</text:p>
          </table:table-cell>
          <table:table-cell office:value-type="float" office:value="6396.9" calcext:value-type="float">
            <text:p>6396.9</text:p>
          </table:table-cell>
          <table:table-cell office:value-type="float" office:value="6449.4" calcext:value-type="float">
            <text:p>6449.4</text:p>
          </table:table-cell>
          <table:table-cell office:value-type="float" office:value="6438.8" calcext:value-type="float">
            <text:p>6438.8</text:p>
          </table:table-cell>
          <table:table-cell office:value-type="float" office:value="6382.4" calcext:value-type="float">
            <text:p>6382.4</text:p>
          </table:table-cell>
          <table:table-cell office:value-type="float" office:value="6353.5" calcext:value-type="float">
            <text:p>6353.5</text:p>
          </table:table-cell>
          <table:table-cell office:value-type="float" office:value="12175.7" calcext:value-type="float">
            <text:p>12175.7</text:p>
          </table:table-cell>
          <table:table-cell office:value-type="float" office:value="6313.9" calcext:value-type="float">
            <text:p>6313.9</text:p>
          </table:table-cell>
          <table:table-cell office:value-type="float" office:value="6328.4" calcext:value-type="float">
            <text:p>6328.4</text:p>
          </table:table-cell>
          <table:table-cell office:value-type="float" office:value="6373.6" calcext:value-type="float">
            <text:p>6373.6</text:p>
          </table:table-cell>
          <table:table-cell office:value-type="float" office:value="14728.7" calcext:value-type="float">
            <text:p>14728.7</text:p>
          </table:table-cell>
          <table:table-cell office:value-type="float" office:value="6269.6" calcext:value-type="float">
            <text:p>6269.6</text:p>
          </table:table-cell>
          <table:table-cell office:value-type="float" office:value="14832.4" calcext:value-type="float">
            <text:p>14832.4</text:p>
          </table:table-cell>
          <table:table-cell office:value-type="float" office:value="16115.8" calcext:value-type="float">
            <text:p>16115.8</text:p>
          </table:table-cell>
          <table:table-cell office:value-type="float" office:value="16113" calcext:value-type="float">
            <text:p>16113</text:p>
          </table:table-cell>
          <table:table-cell office:value-type="float" office:value="16110" calcext:value-type="float">
            <text:p>16110</text:p>
          </table:table-cell>
          <table:table-cell office:value-type="float" office:value="16170" calcext:value-type="float">
            <text:p>16170</text:p>
          </table:table-cell>
          <table:table-cell office:value-type="float" office:value="16234.3" calcext:value-type="float">
            <text:p>16234.3</text:p>
          </table:table-cell>
          <table:table-cell office:value-type="float" office:value="16337.4" calcext:value-type="float">
            <text:p>16337.4</text:p>
          </table:table-cell>
          <table:table-cell office:value-type="float" office:value="16519.2" calcext:value-type="float">
            <text:p>16519.2</text:p>
          </table:table-cell>
          <table:table-cell office:value-type="float" office:value="16060.4" calcext:value-type="float">
            <text:p>16060.4</text:p>
          </table:table-cell>
          <table:table-cell office:value-type="float" office:value="16238.3" calcext:value-type="float">
            <text:p>16238.3</text:p>
          </table:table-cell>
          <table:table-cell office:value-type="float" office:value="16508" calcext:value-type="float">
            <text:p>16508</text:p>
          </table:table-cell>
          <table:table-cell office:value-type="float" office:value="17583.1" calcext:value-type="float">
            <text:p>17583.1</text:p>
          </table:table-cell>
          <table:table-cell office:value-type="float" office:value="16361.6" calcext:value-type="float">
            <text:p>16361.6</text:p>
          </table:table-cell>
          <table:table-cell office:value-type="float" office:value="17518.7" calcext:value-type="float">
            <text:p>17518.7</text:p>
          </table:table-cell>
          <table:table-cell office:value-type="float" office:value="17123.6" calcext:value-type="float">
            <text:p>17123.6</text:p>
          </table:table-cell>
          <table:table-cell office:value-type="float" office:value="17146.6" calcext:value-type="float">
            <text:p>17146.6</text:p>
          </table:table-cell>
          <table:table-cell office:value-type="float" office:value="17170.9" calcext:value-type="float">
            <text:p>17170.9</text:p>
          </table:table-cell>
          <table:table-cell office:value-type="float" office:value="16801.6" calcext:value-type="float">
            <text:p>16801.6</text:p>
          </table:table-cell>
          <table:table-cell office:value-type="float" office:value="17320.6" calcext:value-type="float">
            <text:p>17320.6</text:p>
          </table:table-cell>
          <table:table-cell office:value-type="float" office:value="17898.9" calcext:value-type="float">
            <text:p>17898.9</text:p>
          </table:table-cell>
          <table:table-cell office:value-type="float" office:value="5791.1" calcext:value-type="float">
            <text:p>5791.1</text:p>
          </table:table-cell>
          <table:table-cell office:value-type="float" office:value="5953" calcext:value-type="float">
            <text:p>5953</text:p>
          </table:table-cell>
          <table:table-cell office:value-type="float" office:value="9056.3" calcext:value-type="float">
            <text:p>9056.3</text:p>
          </table:table-cell>
          <table:table-cell office:value-type="float" office:value="16510.2" calcext:value-type="float">
            <text:p>16510.2</text:p>
          </table:table-cell>
          <table:table-cell office:value-type="float" office:value="9776.8" calcext:value-type="float">
            <text:p>9776.8</text:p>
          </table:table-cell>
          <table:table-cell office:value-type="float" office:value="9118.9" calcext:value-type="float">
            <text:p>9118.9</text:p>
          </table:table-cell>
          <table:table-cell office:value-type="float" office:value="16042.7" calcext:value-type="float">
            <text:p>16042.7</text:p>
          </table:table-cell>
          <table:table-cell office:value-type="float" office:value="8764.8" calcext:value-type="float">
            <text:p>8764.8</text:p>
          </table:table-cell>
          <table:table-cell office:value-type="float" office:value="5776.4" calcext:value-type="float">
            <text:p>5776.4</text:p>
          </table:table-cell>
          <table:table-cell office:value-type="float" office:value="5805" calcext:value-type="float">
            <text:p>5805</text:p>
          </table:table-cell>
          <table:table-cell office:value-type="float" office:value="16921.6" calcext:value-type="float">
            <text:p>16921.6</text:p>
          </table:table-cell>
          <table:table-cell office:value-type="float" office:value="8451.7" calcext:value-type="float">
            <text:p>8451.7</text:p>
          </table:table-cell>
          <table:table-cell office:value-type="float" office:value="17551.7" calcext:value-type="float">
            <text:p>17551.7</text:p>
          </table:table-cell>
          <table:table-cell office:value-type="float" office:value="5675.8" calcext:value-type="float">
            <text:p>5675.8</text:p>
          </table:table-cell>
          <table:table-cell office:value-type="float" office:value="16973.1" calcext:value-type="float">
            <text:p>16973.1</text:p>
          </table:table-cell>
          <table:table-cell office:value-type="float" office:value="16715.9" calcext:value-type="float">
            <text:p>16715.9</text:p>
          </table:table-cell>
          <table:table-cell office:value-type="float" office:value="5689.4" calcext:value-type="float">
            <text:p>5689.4</text:p>
          </table:table-cell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6736.9" calcext:value-type="float">
            <text:p>6736.9</text:p>
          </table:table-cell>
          <table:table-cell office:value-type="float" office:value="6697.1" calcext:value-type="float">
            <text:p>6697.1</text:p>
          </table:table-cell>
          <table:table-cell office:value-type="float" office:value="6668.2" calcext:value-type="float">
            <text:p>6668.2</text:p>
          </table:table-cell>
          <table:table-cell office:value-type="float" office:value="6642.8" calcext:value-type="float">
            <text:p>6642.8</text:p>
          </table:table-cell>
          <table:table-cell office:value-type="float" office:value="6611.4" calcext:value-type="float">
            <text:p>6611.4</text:p>
          </table:table-cell>
          <table:table-cell office:value-type="float" office:value="6552.6" calcext:value-type="float">
            <text:p>6552.6</text:p>
          </table:table-cell>
          <table:table-cell office:value-type="float" office:value="6500.6" calcext:value-type="float">
            <text:p>6500.6</text:p>
          </table:table-cell>
          <table:table-cell office:value-type="float" office:value="6490.8" calcext:value-type="float">
            <text:p>6490.8</text:p>
          </table:table-cell>
          <table:table-cell office:value-type="float" office:value="6399" calcext:value-type="float">
            <text:p>6399</text:p>
          </table:table-cell>
          <table:table-cell office:value-type="float" office:value="6382.4" calcext:value-type="float">
            <text:p>6382.4</text:p>
          </table:table-cell>
          <table:table-cell office:value-type="float" office:value="11852.5" calcext:value-type="float">
            <text:p>11852.5</text:p>
          </table:table-cell>
          <table:table-cell office:value-type="float" office:value="6296" calcext:value-type="float">
            <text:p>6296</text:p>
          </table:table-cell>
          <table:table-cell office:value-type="float" office:value="6300.6" calcext:value-type="float">
            <text:p>6300.6</text:p>
          </table:table-cell>
          <table:table-cell office:value-type="float" office:value="6268.5" calcext:value-type="float">
            <text:p>6268.5</text:p>
          </table:table-cell>
          <table:table-cell office:value-type="float" office:value="16659.2" calcext:value-type="float">
            <text:p>16659.2</text:p>
          </table:table-cell>
          <table:table-cell office:value-type="float" office:value="16170" calcext:value-type="float">
            <text:p>16170</text:p>
          </table:table-cell>
          <table:table-cell office:value-type="float" office:value="16337.4" calcext:value-type="float">
            <text:p>16337.4</text:p>
          </table:table-cell>
          <table:table-cell office:value-type="float" office:value="17064.1" calcext:value-type="float">
            <text:p>17064.1</text:p>
          </table:table-cell>
          <table:table-cell office:value-type="float" office:value="17241.6" calcext:value-type="float">
            <text:p>17241.6</text:p>
          </table:table-cell>
          <table:table-cell office:value-type="float" office:value="16005.9" calcext:value-type="float">
            <text:p>16005.9</text:p>
          </table:table-cell>
          <table:table-cell office:value-type="float" office:value="6000.6" calcext:value-type="float">
            <text:p>6000.6</text:p>
          </table:table-cell>
          <table:table-cell office:value-type="float" office:value="15944.4" calcext:value-type="float">
            <text:p>15944.4</text:p>
          </table:table-cell>
          <table:table-cell office:value-type="float" office:value="17320.6" calcext:value-type="float">
            <text:p>17320.6</text:p>
          </table:table-cell>
          <table:table-cell office:value-type="float" office:value="5959.8" calcext:value-type="float">
            <text:p>5959.8</text:p>
          </table:table-cell>
          <table:table-cell office:value-type="float" office:value="18988.9" calcext:value-type="float">
            <text:p>18988.9</text:p>
          </table:table-cell>
          <table:table-cell office:value-type="float" office:value="17183.5" calcext:value-type="float">
            <text:p>17183.5</text:p>
          </table:table-cell>
          <table:table-cell office:value-type="float" office:value="17045.4" calcext:value-type="float">
            <text:p>17045.4</text:p>
          </table:table-cell>
          <table:table-cell office:value-type="float" office:value="17521.7" calcext:value-type="float">
            <text:p>17521.7</text:p>
          </table:table-cell>
          <table:table-cell office:value-type="float" office:value="18130.3" calcext:value-type="float">
            <text:p>18130.3</text:p>
          </table:table-cell>
          <table:table-cell office:value-type="float" office:value="18201.7" calcext:value-type="float">
            <text:p>18201.7</text:p>
          </table:table-cell>
          <table:table-cell office:value-type="float" office:value="16387.8" calcext:value-type="float">
            <text:p>16387.8</text:p>
          </table:table-cell>
          <table:table-cell office:value-type="float" office:value="17724.8" calcext:value-type="float">
            <text:p>17724.8</text:p>
          </table:table-cell>
          <table:table-cell office:value-type="float" office:value="17857.7" calcext:value-type="float">
            <text:p>17857.7</text:p>
          </table:table-cell>
          <table:table-cell office:value-type="float" office:value="16001.5" calcext:value-type="float">
            <text:p>16001.5</text:p>
          </table:table-cell>
          <table:table-cell office:value-type="float" office:value="12035.4" calcext:value-type="float">
            <text:p>12035.4</text:p>
          </table:table-cell>
          <table:table-cell office:value-type="float" office:value="15134.8" calcext:value-type="float">
            <text:p>15134.8</text:p>
          </table:table-cell>
          <table:table-cell office:value-type="float" office:value="15301.5" calcext:value-type="float">
            <text:p>15301.5</text:p>
          </table:table-cell>
          <table:table-cell office:value-type="float" office:value="16827.7" calcext:value-type="float">
            <text:p>16827.7</text:p>
          </table:table-cell>
          <table:table-cell office:value-type="float" office:value="15751.5" calcext:value-type="float">
            <text:p>15751.5</text:p>
          </table:table-cell>
          <table:table-cell office:value-type="float" office:value="17487.4" calcext:value-type="float">
            <text:p>17487.4</text:p>
          </table:table-cell>
          <table:table-cell office:value-type="float" office:value="15575.4" calcext:value-type="float">
            <text:p>15575.4</text:p>
          </table:table-cell>
          <table:table-cell office:value-type="float" office:value="17551.7" calcext:value-type="float">
            <text:p>17551.7</text:p>
          </table:table-cell>
          <table:table-cell office:value-type="float" office:value="16287.3" calcext:value-type="float">
            <text:p>16287.3</text:p>
          </table:table-cell>
          <table:table-cell office:value-type="float" office:value="14557.9" calcext:value-type="float">
            <text:p>14557.9</text:p>
          </table:table-cell>
          <table:table-cell office:value-type="float" office:value="18201.7" calcext:value-type="float">
            <text:p>18201.7</text:p>
          </table:table-cell>
          <table:table-cell office:value-type="float" office:value="17801.7" calcext:value-type="float">
            <text:p>17801.7</text:p>
          </table:table-cell>
          <table:table-cell office:value-type="float" office:value="17401.7" calcext:value-type="float">
            <text:p>17401.7</text:p>
          </table:table-cell>
          <table:table-cell office:value-type="float" office:value="15301.5" calcext:value-type="float">
            <text:p>15301.5</text:p>
          </table:table-cell>
          <table:table-cell office:value-type="float" office:value="15822.6" calcext:value-type="float">
            <text:p>15822.6</text:p>
          </table:table-cell>
          <table:table-cell office:value-type="float" office:value="14671.4" calcext:value-type="float">
            <text:p>14671.4</text:p>
          </table:table-cell>
          <table:table-cell office:value-type="float" office:value="15159.3" calcext:value-type="float">
            <text:p>15159.3</text:p>
          </table:table-cell>
          <table:table-cell office:value-type="float" office:value="14131.4" calcext:value-type="float">
            <text:p>14131.4</text:p>
          </table:table-cell>
          <table:table-cell office:value-type="float" office:value="15401.5" calcext:value-type="float">
            <text:p>15401.5</text:p>
          </table:table-cell>
          <table:table-cell office:value-type="float" office:value="5128.8" calcext:value-type="float">
            <text:p>5128.8</text:p>
          </table:table-cell>
          <table:table-cell office:value-type="float" office:value="13321.3" calcext:value-type="float">
            <text:p>13321.3</text:p>
          </table:table-cell>
          <table:table-cell office:value-type="float" office:value="14601.4" calcext:value-type="float">
            <text:p>14601.4</text:p>
          </table:table-cell>
          <table:table-cell office:value-type="float" office:value="16089" calcext:value-type="float">
            <text:p>16089</text:p>
          </table:table-cell>
          <table:table-cell office:value-type="float" office:value="14930.8" calcext:value-type="float">
            <text:p>14930.8</text:p>
          </table:table-cell>
          <table:table-cell office:value-type="float" office:value="7763.2" calcext:value-type="float">
            <text:p>7763.2</text:p>
          </table:table-cell>
          <table:table-cell office:value-type="float" office:value="7200.7" calcext:value-type="float">
            <text:p>7200.7</text:p>
          </table:table-cell>
          <table:table-cell office:value-type="float" office:value="15076.4" calcext:value-type="float">
            <text:p>15076.4</text:p>
          </table:table-cell>
          <table:table-cell office:value-type="float" office:value="15841.5" calcext:value-type="float">
            <text:p>15841.5</text:p>
          </table:table-cell>
          <table:table-cell office:value-type="float" office:value="15601.5" calcext:value-type="float">
            <text:p>15601.5</text:p>
          </table:table-cell>
          <table:table-cell office:value-type="float" office:value="15361.5" calcext:value-type="float">
            <text:p>15361.5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6691" calcext:value-type="float">
            <text:p>6691</text:p>
          </table:table-cell>
          <table:table-cell office:value-type="float" office:value="6618.9" calcext:value-type="float">
            <text:p>6618.9</text:p>
          </table:table-cell>
          <table:table-cell office:value-type="float" office:value="6552.6" calcext:value-type="float">
            <text:p>6552.6</text:p>
          </table:table-cell>
          <table:table-cell office:value-type="float" office:value="6513.7" calcext:value-type="float">
            <text:p>6513.7</text:p>
          </table:table-cell>
          <table:table-cell office:value-type="float" office:value="6382.4" calcext:value-type="float">
            <text:p>6382.4</text:p>
          </table:table-cell>
          <table:table-cell office:value-type="float" office:value="12656.9" calcext:value-type="float">
            <text:p>12656.9</text:p>
          </table:table-cell>
          <table:table-cell office:value-type="float" office:value="6231.4" calcext:value-type="float">
            <text:p>6231.4</text:p>
          </table:table-cell>
          <table:table-cell office:value-type="float" office:value="16758" calcext:value-type="float">
            <text:p>16758</text:p>
          </table:table-cell>
          <table:table-cell office:value-type="float" office:value="16060.4" calcext:value-type="float">
            <text:p>16060.4</text:p>
          </table:table-cell>
          <table:table-cell office:value-type="float" office:value="17122.6" calcext:value-type="float">
            <text:p>17122.6</text:p>
          </table:table-cell>
          <table:table-cell office:value-type="float" office:value="5926.2" calcext:value-type="float">
            <text:p>5926.2</text:p>
          </table:table-cell>
          <table:table-cell office:value-type="float" office:value="16590.8" calcext:value-type="float">
            <text:p>16590.8</text:p>
          </table:table-cell>
          <table:table-cell office:value-type="float" office:value="9948.3" calcext:value-type="float">
            <text:p>9948.3</text:p>
          </table:table-cell>
          <table:table-cell office:value-type="float" office:value="5776.4" calcext:value-type="float">
            <text:p>5776.4</text:p>
          </table:table-cell>
          <table:table-cell office:value-type="float" office:value="17551.7" calcext:value-type="float">
            <text:p>17551.7</text:p>
          </table:table-cell>
          <table:table-cell office:value-type="float" office:value="19201.8" calcext:value-type="float">
            <text:p>19201.8</text:p>
          </table:table-cell>
          <table:table-cell office:value-type="float" office:value="5610.9" calcext:value-type="float">
            <text:p>5610.9</text:p>
          </table:table-cell>
          <table:table-cell office:value-type="float" office:value="17026.6" calcext:value-type="float">
            <text:p>17026.6</text:p>
          </table:table-cell>
          <table:table-cell office:value-type="float" office:value="18430.3" calcext:value-type="float">
            <text:p>18430.3</text:p>
          </table:table-cell>
          <table:table-cell office:value-type="float" office:value="17487.4" calcext:value-type="float">
            <text:p>17487.4</text:p>
          </table:table-cell>
          <table:table-cell office:value-type="float" office:value="5400.5" calcext:value-type="float">
            <text:p>5400.5</text:p>
          </table:table-cell>
          <table:table-cell office:value-type="float" office:value="5151.3" calcext:value-type="float">
            <text:p>5151.3</text:p>
          </table:table-cell>
          <table:table-cell office:value-type="float" office:value="17801.7" calcext:value-type="float">
            <text:p>17801.7</text:p>
          </table:table-cell>
          <table:table-cell office:value-type="float" office:value="5186.9" calcext:value-type="float">
            <text:p>5186.9</text:p>
          </table:table-cell>
          <table:table-cell office:value-type="float" office:value="5147.9" calcext:value-type="float">
            <text:p>5147.9</text:p>
          </table:table-cell>
          <table:table-cell office:value-type="float" office:value="17664.2" calcext:value-type="float">
            <text:p>17664.2</text:p>
          </table:table-cell>
          <table:table-cell office:value-type="float" office:value="15989.8" calcext:value-type="float">
            <text:p>15989.8</text:p>
          </table:table-cell>
          <table:table-cell office:value-type="float" office:value="14601.4" calcext:value-type="float">
            <text:p>14601.4</text:p>
          </table:table-cell>
          <table:table-cell office:value-type="float" office:value="15864" calcext:value-type="float">
            <text:p>15864</text:p>
          </table:table-cell>
          <table:table-cell office:value-type="float" office:value="15301.5" calcext:value-type="float">
            <text:p>15301.5</text:p>
          </table:table-cell>
          <table:table-cell office:value-type="float" office:value="14851.4" calcext:value-type="float">
            <text:p>14851.4</text:p>
          </table:table-cell>
          <table:table-cell office:value-type="float" office:value="14401.4" calcext:value-type="float">
            <text:p>14401.4</text:p>
          </table:table-cell>
          <table:table-cell office:value-type="float" office:value="15944.4" calcext:value-type="float">
            <text:p>15944.4</text:p>
          </table:table-cell>
          <table:table-cell office:value-type="float" office:value="15430" calcext:value-type="float">
            <text:p>15430</text:p>
          </table:table-cell>
          <table:table-cell office:value-type="float" office:value="13163.8" calcext:value-type="float">
            <text:p>13163.8</text:p>
          </table:table-cell>
          <table:table-cell office:value-type="float" office:value="14530" calcext:value-type="float">
            <text:p>14530</text:p>
          </table:table-cell>
          <table:table-cell office:value-type="float" office:value="14144.2" calcext:value-type="float">
            <text:p>14144.2</text:p>
          </table:table-cell>
          <table:table-cell office:value-type="float" office:value="13758.5" calcext:value-type="float">
            <text:p>13758.5</text:p>
          </table:table-cell>
          <table:table-cell office:value-type="float" office:value="11813.6" calcext:value-type="float">
            <text:p>11813.6</text:p>
          </table:table-cell>
          <table:table-cell office:value-type="float" office:value="14124.4" calcext:value-type="float">
            <text:p>14124.4</text:p>
          </table:table-cell>
          <table:table-cell office:value-type="float" office:value="11138.6" calcext:value-type="float">
            <text:p>11138.6</text:p>
          </table:table-cell>
          <table:table-cell office:value-type="float" office:value="12472.6" calcext:value-type="float">
            <text:p>12472.6</text:p>
          </table:table-cell>
          <table:table-cell office:value-type="float" office:value="12215.5" calcext:value-type="float">
            <text:p>12215.5</text:p>
          </table:table-cell>
          <table:table-cell office:value-type="float" office:value="6439.1" calcext:value-type="float">
            <text:p>6439.1</text:p>
          </table:table-cell>
          <table:table-cell office:value-type="float" office:value="6300.6" calcext:value-type="float">
            <text:p>6300.6</text:p>
          </table:table-cell>
          <table:table-cell office:value-type="float" office:value="6162.1" calcext:value-type="float">
            <text:p>6162.1</text:p>
          </table:table-cell>
          <table:table-cell office:value-type="float" office:value="9212.6" calcext:value-type="float">
            <text:p>9212.6</text:p>
          </table:table-cell>
          <table:table-cell office:value-type="float" office:value="6955.2" calcext:value-type="float">
            <text:p>6955.2</text:p>
          </table:table-cell>
          <table:table-cell office:value-type="float" office:value="6791.6" calcext:value-type="float">
            <text:p>6791.6</text:p>
          </table:table-cell>
          <table:table-cell office:value-type="float" office:value="5608.2" calcext:value-type="float">
            <text:p>5608.2</text:p>
          </table:table-cell>
          <table:table-cell office:value-type="float" office:value="6546.1" calcext:value-type="float">
            <text:p>6546.1</text:p>
          </table:table-cell>
          <table:table-cell office:value-type="float" office:value="12764.9" calcext:value-type="float">
            <text:p>12764.9</text:p>
          </table:table-cell>
          <table:table-cell office:value-type="float" office:value="6930.7" calcext:value-type="float">
            <text:p>6930.7</text:p>
          </table:table-cell>
          <table:table-cell office:value-type="float" office:value="6137" calcext:value-type="float">
            <text:p>6137</text:p>
          </table:table-cell>
          <table:table-cell office:value-type="float" office:value="6343.5" calcext:value-type="float">
            <text:p>6343.5</text:p>
          </table:table-cell>
          <table:table-cell office:value-type="float" office:value="6257.7" calcext:value-type="float">
            <text:p>6257.7</text:p>
          </table:table-cell>
          <table:table-cell office:value-type="float" office:value="9129.4" calcext:value-type="float">
            <text:p>9129.4</text:p>
          </table:table-cell>
          <table:table-cell office:value-type="float" office:value="8400.8" calcext:value-type="float">
            <text:p>8400.8</text:p>
          </table:table-cell>
          <table:table-cell office:value-type="float" office:value="6900.7" calcext:value-type="float">
            <text:p>6900.7</text:p>
          </table:table-cell>
          <table:table-cell office:value-type="float" office:value="6120.6" calcext:value-type="float">
            <text:p>6120.6</text:p>
          </table:table-cell>
          <table:table-cell office:value-type="float" office:value="6030.6" calcext:value-type="float">
            <text:p>6030.6</text:p>
          </table:table-cell>
          <table:table-cell office:value-type="float" office:value="6253.2" calcext:value-type="float">
            <text:p>6253.2</text:p>
          </table:table-cell>
          <table:table-cell office:value-type="float" office:value="6158.5" calcext:value-type="float">
            <text:p>6158.5</text:p>
          </table:table-cell>
          <table:table-cell office:value-type="float" office:value="8229.4" calcext:value-type="float">
            <text:p>8229.4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6642.8" calcext:value-type="float">
            <text:p>6642.8</text:p>
          </table:table-cell>
          <table:table-cell office:value-type="float" office:value="6490.8" calcext:value-type="float">
            <text:p>6490.8</text:p>
          </table:table-cell>
          <table:table-cell office:value-type="float" office:value="6296" calcext:value-type="float">
            <text:p>6296</text:p>
          </table:table-cell>
          <table:table-cell office:value-type="float" office:value="16170" calcext:value-type="float">
            <text:p>16170</text:p>
          </table:table-cell>
          <table:table-cell office:value-type="float" office:value="16361.6" calcext:value-type="float">
            <text:p>16361.6</text:p>
          </table:table-cell>
          <table:table-cell office:value-type="float" office:value="5959.8" calcext:value-type="float">
            <text:p>5959.8</text:p>
          </table:table-cell>
          <table:table-cell office:value-type="float" office:value="5776.4" calcext:value-type="float">
            <text:p>5776.4</text:p>
          </table:table-cell>
          <table:table-cell office:value-type="float" office:value="18433.8" calcext:value-type="float">
            <text:p>18433.8</text:p>
          </table:table-cell>
          <table:table-cell office:value-type="float" office:value="19459" calcext:value-type="float">
            <text:p>19459</text:p>
          </table:table-cell>
          <table:table-cell office:value-type="float" office:value="16692.5" calcext:value-type="float">
            <text:p>16692.5</text:p>
          </table:table-cell>
          <table:table-cell office:value-type="float" office:value="15944.4" calcext:value-type="float">
            <text:p>15944.4</text:p>
          </table:table-cell>
          <table:table-cell office:value-type="float" office:value="17001.6" calcext:value-type="float">
            <text:p>17001.6</text:p>
          </table:table-cell>
          <table:table-cell office:value-type="float" office:value="5138.7" calcext:value-type="float">
            <text:p>5138.7</text:p>
          </table:table-cell>
          <table:table-cell office:value-type="float" office:value="4778.6" calcext:value-type="float">
            <text:p>4778.6</text:p>
          </table:table-cell>
          <table:table-cell office:value-type="float" office:value="15301.5" calcext:value-type="float">
            <text:p>15301.5</text:p>
          </table:table-cell>
          <table:table-cell office:value-type="float" office:value="15361.5" calcext:value-type="float">
            <text:p>15361.5</text:p>
          </table:table-cell>
          <table:table-cell office:value-type="float" office:value="14401.4" calcext:value-type="float">
            <text:p>14401.4</text:p>
          </table:table-cell>
          <table:table-cell office:value-type="float" office:value="12713.7" calcext:value-type="float">
            <text:p>12713.7</text:p>
          </table:table-cell>
          <table:table-cell office:value-type="float" office:value="13758.5" calcext:value-type="float">
            <text:p>13758.5</text:p>
          </table:table-cell>
          <table:table-cell office:value-type="float" office:value="13115.5" calcext:value-type="float">
            <text:p>13115.5</text:p>
          </table:table-cell>
          <table:table-cell office:value-type="float" office:value="13432.1" calcext:value-type="float">
            <text:p>13432.1</text:p>
          </table:table-cell>
          <table:table-cell office:value-type="float" office:value="12878.2" calcext:value-type="float">
            <text:p>12878.2</text:p>
          </table:table-cell>
          <table:table-cell office:value-type="float" office:value="6408.6" calcext:value-type="float">
            <text:p>6408.6</text:p>
          </table:table-cell>
          <table:table-cell office:value-type="float" office:value="12751.2" calcext:value-type="float">
            <text:p>12751.2</text:p>
          </table:table-cell>
          <table:table-cell office:value-type="float" office:value="10415.3" calcext:value-type="float">
            <text:p>10415.3</text:p>
          </table:table-cell>
          <table:table-cell office:value-type="float" office:value="11701.1" calcext:value-type="float">
            <text:p>11701.1</text:p>
          </table:table-cell>
          <table:table-cell office:value-type="float" office:value="6750.6" calcext:value-type="float">
            <text:p>6750.6</text:p>
          </table:table-cell>
          <table:table-cell office:value-type="float" office:value="5973.3" calcext:value-type="float">
            <text:p>5973.3</text:p>
          </table:table-cell>
          <table:table-cell office:value-type="float" office:value="9000.9" calcext:value-type="float">
            <text:p>9000.9</text:p>
          </table:table-cell>
          <table:table-cell office:value-type="float" office:value="10201" calcext:value-type="float">
            <text:p>10201</text:p>
          </table:table-cell>
          <table:table-cell office:value-type="float" office:value="9900.9" calcext:value-type="float">
            <text:p>9900.9</text:p>
          </table:table-cell>
          <table:table-cell office:value-type="float" office:value="3840.4" calcext:value-type="float">
            <text:p>3840.4</text:p>
          </table:table-cell>
          <table:table-cell office:value-type="float" office:value="7972.2" calcext:value-type="float">
            <text:p>7972.2</text:p>
          </table:table-cell>
          <table:table-cell office:value-type="float" office:value="9819.1" calcext:value-type="float">
            <text:p>9819.1</text:p>
          </table:table-cell>
          <table:table-cell office:value-type="float" office:value="6525.6" calcext:value-type="float">
            <text:p>6525.6</text:p>
          </table:table-cell>
          <table:table-cell office:value-type="float" office:value="5600.5" calcext:value-type="float">
            <text:p>5600.5</text:p>
          </table:table-cell>
          <table:table-cell office:value-type="float" office:value="7072.1" calcext:value-type="float">
            <text:p>7072.1</text:p>
          </table:table-cell>
          <table:table-cell office:value-type="float" office:value="6814.9" calcext:value-type="float">
            <text:p>6814.9</text:p>
          </table:table-cell>
          <table:table-cell office:value-type="float" office:value="5200.5" calcext:value-type="float">
            <text:p>5200.5</text:p>
          </table:table-cell>
          <table:table-cell office:value-type="float" office:value="5100.5" calcext:value-type="float">
            <text:p>5100.5</text:p>
          </table:table-cell>
          <table:table-cell office:value-type="float" office:value="5513" calcext:value-type="float">
            <text:p>5513</text:p>
          </table:table-cell>
          <table:table-cell office:value-type="float" office:value="4800.5" calcext:value-type="float">
            <text:p>4800.5</text:p>
          </table:table-cell>
          <table:table-cell office:value-type="float" office:value="7050.7" calcext:value-type="float">
            <text:p>7050.7</text:p>
          </table:table-cell>
          <table:table-cell office:value-type="float" office:value="5914.9" calcext:value-type="float">
            <text:p>5914.9</text:p>
          </table:table-cell>
          <table:table-cell office:value-type="float" office:value="5063" calcext:value-type="float">
            <text:p>5063</text:p>
          </table:table-cell>
          <table:table-cell office:value-type="float" office:value="4950.5" calcext:value-type="float">
            <text:p>4950.5</text:p>
          </table:table-cell>
          <table:table-cell office:value-type="float" office:value="4838" calcext:value-type="float">
            <text:p>4838</text:p>
          </table:table-cell>
          <table:table-cell office:value-type="float" office:value="5400.5" calcext:value-type="float">
            <text:p>5400.5</text:p>
          </table:table-cell>
          <table:table-cell office:value-type="float" office:value="4612.9" calcext:value-type="float">
            <text:p>4612.9</text:p>
          </table:table-cell>
          <table:table-cell table:number-columns-repeated="2" office:value-type="float" office:value="4800.5" calcext:value-type="float">
            <text:p>4800.5</text:p>
          </table:table-cell>
          <table:table-cell office:value-type="float" office:value="5850.6" calcext:value-type="float">
            <text:p>5850.6</text:p>
          </table:table-cell>
          <table:table-cell office:value-type="float" office:value="4886.2" calcext:value-type="float">
            <text:p>4886.2</text:p>
          </table:table-cell>
          <table:table-cell office:value-type="float" office:value="4757.6" calcext:value-type="float">
            <text:p>4757.6</text:p>
          </table:table-cell>
          <table:table-cell office:value-type="float" office:value="5123.6" calcext:value-type="float">
            <text:p>5123.6</text:p>
          </table:table-cell>
          <table:table-cell office:value-type="float" office:value="4629" calcext:value-type="float">
            <text:p>4629</text:p>
          </table:table-cell>
          <table:table-cell office:value-type="float" office:value="4846.6" calcext:value-type="float">
            <text:p>4846.6</text:p>
          </table:table-cell>
          <table:table-cell office:value-type="float" office:value="4200.4" calcext:value-type="float">
            <text:p>4200.4</text:p>
          </table:table-cell>
          <table:table-cell office:value-type="float" office:value="4371.8" calcext:value-type="float">
            <text:p>4371.8</text:p>
          </table:table-cell>
          <table:table-cell office:value-type="float" office:value="4708.1" calcext:value-type="float">
            <text:p>4708.1</text:p>
          </table:table-cell>
          <table:table-cell office:value-type="float" office:value="4950.5" calcext:value-type="float">
            <text:p>4950.5</text:p>
          </table:table-cell>
          <table:table-cell office:value-type="float" office:value="2700.3" calcext:value-type="float">
            <text:p>2700.3</text:p>
          </table:table-cell>
          <table:table-cell table:number-columns-repeated="2" office:value-type="float" office:value="4800.5" calcext:value-type="float">
            <text:p>480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0T20:41:41.386281482</dc:date>
    <meta:editing-duration>PT31M49S</meta:editing-duration>
    <meta:editing-cycles>1</meta:editing-cycles>
    <meta:document-statistic meta:table-count="1" meta:cell-count="1041" meta:object-count="2"/>
    <meta:generator>LibreOffice/7.0.6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7.15cm" svg:y="0.316cm" chart:style-name="ch2">
          <text:p>Stride 1</text:p>
        </chart:title>
        <chart:legend chart:legend-position="end" svg:x="14.877cm" svg:y="4.204cm" style:legend-expansion="high" chart:style-name="ch3"/>
        <chart:plot-area chart:style-name="ch4" table:cell-range-address="results.A3:results.B18" chart:data-source-has-labels="both" svg:x="1.331cm" svg:y="1.275cm" svg:width="13.226cm" svg:height="6.57cm">
          <chart:coordinate-region svg:x="2.323cm" svg:y="1.275cm" svg:width="12.234cm" svg:height="5.186cm"/>
          <chart:axis chart:dimension="x" chart:name="primary-x" chart:style-name="ch5" chartooo:axis-type="auto">
            <chartooo:date-scale/>
            <chart:title svg:x="7.186cm" svg:y="8.025cm" chart:style-name="ch6">
              <text:p>array size</text:p>
            </chart:title>
            <chart:categories table:cell-range-address="results.A4:results.A18"/>
          </chart:axis>
          <chart:axis chart:dimension="y" chart:name="primary-y" chart:style-name="ch7">
            <chart:title svg:x="0.451cm" svg:y="5.371cm" chart:style-name="ch8">
              <text:p>bandwidth</text:p>
            </chart:title>
            <chart:grid chart:style-name="ch9" chart:class="major"/>
          </chart:axis>
          <chart:series chart:style-name="ch10" chart:values-cell-range-address="results.B4:results.B18" chart:label-cell-address="results.B3:results.B3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</text:p>
                <draw:g>
                  <svg:desc>results.B3:result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m</text:p>
                <draw:g>
                  <svg:desc>results.A4:results.A18</svg:desc>
                </draw:g>
              </table:table-cell>
              <table:table-cell office:value-type="float" office:value="5431.1">
                <text:p>5431.1</text:p>
                <draw:g>
                  <svg:desc>results.B4:results.B18</svg:desc>
                </draw:g>
              </table:table-cell>
            </table:table-row>
            <table:table-row>
              <table:table-cell office:value-type="string">
                <text:p>16m</text:p>
              </table:table-cell>
              <table:table-cell office:value-type="float" office:value="5488.7">
                <text:p>5488.7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4398.6">
                <text:p>4398.6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5573.7">
                <text:p>5573.7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5985.3">
                <text:p>5985.3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6782.7">
                <text:p>6782.7</text:p>
              </table:table-cell>
            </table:table-row>
            <table:table-row>
              <table:table-cell office:value-type="string">
                <text:p>256k</text:p>
              </table:table-cell>
              <table:table-cell office:value-type="float" office:value="6784.8">
                <text:p>6784.8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6785.9">
                <text:p>6785.9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6782.6">
                <text:p>6782.6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6786.5">
                <text:p>6786.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6758.5">
                <text:p>6758.5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6736.9">
                <text:p>6736.9</text:p>
              </table:table-cell>
            </table:table-row>
            <table:table-row>
              <table:table-cell office:value-type="string">
                <text:p>4k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6642.8">
                <text:p>664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7.031cm" svg:y="0.316cm" chart:style-name="ch2">
          <text:p>Stride 64</text:p>
        </chart:title>
        <chart:legend chart:legend-position="end" svg:x="14.691cm" svg:y="4.203cm" style:legend-expansion="high" chart:style-name="ch3"/>
        <chart:plot-area chart:style-name="ch4" table:cell-range-address="results.A3:results.A18 results.BM3:results.BM18" chart:data-source-has-labels="both" svg:x="1.331cm" svg:y="1.275cm" svg:width="13.04cm" svg:height="6.569cm">
          <chart:coordinate-region svg:x="2.508cm" svg:y="1.275cm" svg:width="11.863cm" svg:height="5.185cm"/>
          <chart:axis chart:dimension="x" chart:name="primary-x" chart:style-name="ch5" chartooo:axis-type="auto">
            <chartooo:date-scale/>
            <chart:title svg:x="7.093cm" svg:y="8.024cm" chart:style-name="ch6">
              <text:p>array size</text:p>
            </chart:title>
            <chart:categories table:cell-range-address="results.A4:results.A18"/>
          </chart:axis>
          <chart:axis chart:dimension="y" chart:name="primary-y" chart:style-name="ch7">
            <chart:title svg:x="0.451cm" svg:y="5.37cm" chart:style-name="ch8">
              <text:p>bandwidth</text:p>
            </chart:title>
            <chart:grid chart:style-name="ch9" chart:class="major"/>
          </chart:axis>
          <chart:series chart:style-name="ch10" chart:values-cell-range-address="results.BM4:results.BM18" chart:label-cell-address="results.BM3:results.BM3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4</text:p>
                <draw:g>
                  <svg:desc>results.BM3:results.B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m</text:p>
                <draw:g>
                  <svg:desc>results.A4:results.A18</svg:desc>
                </draw:g>
              </table:table-cell>
              <table:table-cell office:value-type="float" office:value="681.4">
                <text:p>681.4</text:p>
                <draw:g>
                  <svg:desc>results.BM4:results.BM18</svg:desc>
                </draw:g>
              </table:table-cell>
            </table:table-row>
            <table:table-row>
              <table:table-cell office:value-type="string">
                <text:p>16m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1861.8">
                <text:p>1861.8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3264.6">
                <text:p>3264.6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4132.6">
                <text:p>4132.6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4183.5">
                <text:p>4183.5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4584.1">
                <text:p>4584.1</text:p>
              </table:table-cell>
            </table:table-row>
            <table:table-row>
              <table:table-cell office:value-type="string">
                <text:p>256k</text:p>
              </table:table-cell>
              <table:table-cell office:value-type="float" office:value="6456.7">
                <text:p>6456.7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6560.1">
                <text:p>6560.1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6400.6">
                <text:p>6400.6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16458.7">
                <text:p>16458.7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5689.4">
                <text:p>5689.4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15361.5">
                <text:p>15361.5</text:p>
              </table:table-cell>
            </table:table-row>
            <table:table-row>
              <table:table-cell office:value-type="string">
                <text:p>4k</text:p>
              </table:table-cell>
              <table:table-cell office:value-type="float" office:value="8229.4">
                <text:p>8229.4</text:p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4800.5">
                <text:p>480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